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10000028A3F458F6F.png" manifest:media-type="image/png"/>
  <manifest:file-entry manifest:full-path="Pictures/100017D4000069D500005984A9349A43.wmf" manifest:media-type="image/x-wmf"/>
  <manifest:file-entry manifest:full-path="Pictures/10000001000000360000003C36A7CA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Nimbus Sans L" svg:font-family="'Nimbus Sans L'" style:font-adornments="Negrito" style:font-family-generic="swiss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ela10" style:family="table">
      <style:table-properties style:width="17.009cm" table:align="left"/>
    </style:style>
    <style:style style:name="Tabela10.A" style:family="table-column">
      <style:table-column-properties style:column-width="5.953cm"/>
    </style:style>
    <style:style style:name="Tabela10.B" style:family="table-column">
      <style:table-column-properties style:column-width="3.711cm"/>
    </style:style>
    <style:style style:name="Tabela10.C" style:family="table-column">
      <style:table-column-properties style:column-width="4.491cm"/>
    </style:style>
    <style:style style:name="Tabela10.D" style:family="table-column">
      <style:table-column-properties style:column-width="2.854cm"/>
    </style:style>
    <style:style style:name="Tabela10.1" style:family="table-row">
      <style:table-row-properties style:min-row-height="0.212cm"/>
    </style:style>
    <style:style style:name="Tabela10.A1" style:family="table-cell">
      <style:table-cell-properties fo:padding="0.049cm" fo:border="none"/>
    </style:style>
    <style:style style:name="Tabela10.3" style:family="table-row">
      <style:table-row-properties style:min-row-height="0.437cm"/>
    </style:style>
    <style:style style:name="Tabela2" style:family="table">
      <style:table-properties style:width="17.011cm" table:align="left"/>
    </style:style>
    <style:style style:name="Tabela2.A" style:family="table-column">
      <style:table-column-properties style:column-width="6.071cm"/>
    </style:style>
    <style:style style:name="Tabela2.B" style:family="table-column">
      <style:table-column-properties style:column-width="4.674cm"/>
    </style:style>
    <style:style style:name="Tabela2.C" style:family="table-column">
      <style:table-column-properties style:column-width="1.542cm"/>
    </style:style>
    <style:style style:name="Tabela2.D" style:family="table-column">
      <style:table-column-properties style:column-width="4.724cm"/>
    </style:style>
    <style:style style:name="Tabela2.A1" style:family="table-cell">
      <style:table-cell-properties fo:padding="0.049cm" fo:border="none"/>
    </style:style>
    <style:style style:name="Tabela2.A2" style:family="table-cell">
      <style:table-cell-properties fo:padding-left="0.049cm" fo:padding-right="0.049cm" fo:padding-top="0.049cm" fo:padding-bottom="0cm" fo:border="none"/>
    </style:style>
    <style:style style:name="Tabela4" style:family="table">
      <style:table-properties style:width="17.011cm" table:align="left"/>
    </style:style>
    <style:style style:name="Tabela4.A" style:family="table-column">
      <style:table-column-properties style:column-width="0.974cm"/>
    </style:style>
    <style:style style:name="Tabela4.B" style:family="table-column">
      <style:table-column-properties style:column-width="12.093cm"/>
    </style:style>
    <style:style style:name="Tabela4.C" style:family="table-column">
      <style:table-column-properties style:column-width="1.575cm"/>
    </style:style>
    <style:style style:name="Tabela4.D" style:family="table-column">
      <style:table-column-properties style:column-width="2.369cm"/>
    </style:style>
    <style:style style:name="Tabela4.A1" style:family="table-cell">
      <style:table-cell-properties fo:padding="0.097cm" fo:border="none"/>
    </style:style>
    <style:style style:name="Tabela4.A2" style:family="table-cell">
      <style:table-cell-properties fo:padding="0.049cm" fo:border-left="0.05pt solid #808080" fo:border-right="none" fo:border-top="0.05pt solid #808080" fo:border-bottom="0.05pt solid #808080"/>
    </style:style>
    <style:style style:name="Tabela4.D2" style:family="table-cell">
      <style:table-cell-properties fo:padding="0.049cm" fo:border="0.05pt solid #808080"/>
    </style:style>
    <style:style style:name="Tabela4.A3" style:family="table-cell">
      <style:table-cell-properties fo:padding="0.049cm" fo:border-left="0.05pt solid #808080" fo:border-right="none" fo:border-top="none" fo:border-bottom="0.05pt solid #808080"/>
    </style:style>
    <style:style style:name="Tabela4.D3" style:family="table-cell">
      <style:table-cell-properties fo:padding="0.049cm" fo:border-left="0.05pt solid #808080" fo:border-right="0.05pt solid #808080" fo:border-top="none" fo:border-bottom="0.05pt solid #808080"/>
    </style:style>
    <style:style style:name="Tabela5" style:family="table">
      <style:table-properties style:width="17.018cm" table:align="margins"/>
    </style:style>
    <style:style style:name="Tabela5.A" style:family="table-column">
      <style:table-column-properties style:column-width="17.018cm" style:rel-column-width="65535*"/>
    </style:style>
    <style:style style:name="Tabela5.A1" style:family="table-cell">
      <style:table-cell-properties fo:padding="0.097cm" fo:border="none"/>
    </style:style>
    <style:style style:name="Tabela5.2" style:family="table-row">
      <style:table-row-properties style:min-row-height="1.649cm"/>
    </style:style>
    <style:style style:name="Tabela5.A2" style:family="table-cell">
      <style:table-cell-properties fo:padding="0.049cm" fo:border="none"/>
    </style:style>
    <style:style style:name="Tabela6" style:family="table">
      <style:table-properties style:width="17.011cm" table:align="left"/>
    </style:style>
    <style:style style:name="Tabela6.A" style:family="table-column">
      <style:table-column-properties style:column-width="0.737cm"/>
    </style:style>
    <style:style style:name="Tabela6.B" style:family="table-column">
      <style:table-column-properties style:column-width="9.409cm"/>
    </style:style>
    <style:style style:name="Tabela6.C" style:family="table-column">
      <style:table-column-properties style:column-width="3.433cm"/>
    </style:style>
    <style:style style:name="Tabela6.A1" style:family="table-cell">
      <style:table-cell-properties fo:padding="0.097cm" fo:border="none"/>
    </style:style>
    <style:style style:name="Tabela6.A2" style:family="table-cell">
      <style:table-cell-properties fo:padding="0.097cm" fo:border-left="0.05pt solid #808080" fo:border-right="none" fo:border-top="0.05pt solid #808080" fo:border-bottom="0.05pt solid #808080"/>
    </style:style>
    <style:style style:name="Tabela6.D2" style:family="table-cell">
      <style:table-cell-properties fo:padding="0.097cm" fo:border="0.05pt solid #808080"/>
    </style:style>
    <style:style style:name="Tabela6.A3" style:family="table-cell">
      <style:table-cell-properties fo:padding="0.097cm" fo:border-left="0.05pt solid #808080" fo:border-right="none" fo:border-top="none" fo:border-bottom="0.05pt solid #808080"/>
    </style:style>
    <style:style style:name="Tabela6.B3" style:family="table-cell">
      <style:table-cell-properties fo:padding="0.049cm" fo:border-left="0.05pt solid #808080" fo:border-right="none" fo:border-top="none" fo:border-bottom="0.05pt solid #808080"/>
    </style:style>
    <style:style style:name="Tabela6.D3" style:family="table-cell">
      <style:table-cell-properties fo:padding="0.049cm" fo:border-left="0.05pt solid #808080" fo:border-right="0.05pt solid #808080" fo:border-top="none" fo:border-bottom="0.05pt solid #808080"/>
    </style:style>
    <style:style style:name="Tabela11" style:family="table">
      <style:table-properties style:width="17.018cm" table:align="margins"/>
    </style:style>
    <style:style style:name="Tabela11.A" style:family="table-column">
      <style:table-column-properties style:column-width="17.018cm" style:rel-column-width="65535*"/>
    </style:style>
    <style:style style:name="Tabela11.A1" style:family="table-cell">
      <style:table-cell-properties fo:padding="0.097cm" fo:border="none"/>
    </style:style>
    <style:style style:name="Tabela8" style:family="table">
      <style:table-properties style:width="17.011cm" table:align="left"/>
    </style:style>
    <style:style style:name="Tabela8.A" style:family="table-column">
      <style:table-column-properties style:column-width="0.75cm"/>
    </style:style>
    <style:style style:name="Tabela8.B" style:family="table-column">
      <style:table-column-properties style:column-width="7.578cm"/>
    </style:style>
    <style:style style:name="Tabela8.C" style:family="table-column">
      <style:table-column-properties style:column-width="0.243cm"/>
    </style:style>
    <style:style style:name="Tabela8.D" style:family="table-column">
      <style:table-column-properties style:column-width="7.689cm"/>
    </style:style>
    <style:style style:name="Tabela8.E" style:family="table-column">
      <style:table-column-properties style:column-width="0.751cm"/>
    </style:style>
    <style:style style:name="Tabela8.1" style:family="table-row">
      <style:table-row-properties style:min-row-height="0.146cm"/>
    </style:style>
    <style:style style:name="Tabela8.A1" style:family="table-cell">
      <style:table-cell-properties fo:background-color="transparent" fo:padding="0.097cm" fo:border-left="0.05pt solid #808080" fo:border-right="none" fo:border-top="0.05pt solid #808080" fo:border-bottom="none">
        <style:background-image/>
      </style:table-cell-properties>
    </style:style>
    <style:style style:name="Tabela8.B1" style:family="table-cell">
      <style:table-cell-properties fo:background-color="transparent" fo:padding="0.097cm" fo:border-left="none" fo:border-right="none" fo:border-top="0.05pt solid #808080" fo:border-bottom="none">
        <style:background-image/>
      </style:table-cell-properties>
    </style:style>
    <style:style style:name="Tabela8.E1" style:family="table-cell">
      <style:table-cell-properties fo:background-color="transparent" fo:padding="0.097cm" fo:border-left="none" fo:border-right="0.05pt solid #808080" fo:border-top="0.05pt solid #808080" fo:border-bottom="none">
        <style:background-image/>
      </style:table-cell-properties>
    </style:style>
    <style:style style:name="Tabela8.2" style:family="table-row">
      <style:table-row-properties style:min-row-height="1.111cm"/>
    </style:style>
    <style:style style:name="Tabela8.A2" style:family="table-cell">
      <style:table-cell-properties fo:background-color="transparent" fo:padding="0.097cm" fo:border-left="0.05pt solid #808080" fo:border-right="none" fo:border-top="none" fo:border-bottom="none">
        <style:background-image/>
      </style:table-cell-properties>
    </style:style>
    <style:style style:name="Tabela8.B2" style:family="table-cell">
      <style:table-cell-properties fo:background-color="transparent" fo:padding="0.097cm" fo:border="none">
        <style:background-image/>
      </style:table-cell-properties>
    </style:style>
    <style:style style:name="Tabela8.E2" style:family="table-cell">
      <style:table-cell-properties fo:background-color="transparent" fo:padding="0.097cm" fo:border-left="none" fo:border-right="0.05pt solid #808080" fo:border-top="none" fo:border-bottom="none">
        <style:background-image/>
      </style:table-cell-properties>
    </style:style>
    <style:style style:name="Tabela8.3" style:family="table-row">
      <style:table-row-properties style:min-row-height="1.161cm"/>
    </style:style>
    <style:style style:name="Tabela8.A3" style:family="table-cell">
      <style:table-cell-properties fo:background-color="transparent" fo:padding="0.097cm" fo:border-left="0.05pt solid #808080" fo:border-right="none" fo:border-top="none" fo:border-bottom="0.05pt solid #808080">
        <style:background-image/>
      </style:table-cell-properties>
    </style:style>
    <style:style style:name="Tabela8.B3" style:family="table-cell">
      <style:table-cell-properties fo:background-color="transparent" fo:padding="0.097cm" fo:border-left="none" fo:border-right="none" fo:border-top="none" fo:border-bottom="0.05pt solid #808080">
        <style:background-image/>
      </style:table-cell-properties>
    </style:style>
    <style:style style:name="Tabela8.E3" style:family="table-cell">
      <style:table-cell-properties fo:background-color="transparent" fo:padding="0.097cm" fo:border-left="none" fo:border-right="0.05pt solid #808080" fo:border-top="none" fo:border-bottom="0.05pt solid #808080">
        <style:background-image/>
      </style:table-cell-properties>
    </style:style>
    <style:style style:name="Table1" style:family="table">
      <style:table-properties style:width="17.018cm" table:align="margins"/>
    </style:style>
    <style:style style:name="Table1.A" style:family="table-column">
      <style:table-column-properties style:column-width="17.018cm" style:rel-column-width="65535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cm" fo:border="none"/>
    </style:style>
    <style:style style:name="Tabela1" style:family="table">
      <style:table-properties style:width="17.011cm" table:align="left"/>
    </style:style>
    <style:style style:name="Tabela1.A" style:family="table-column">
      <style:table-column-properties style:column-width="2.986cm"/>
    </style:style>
    <style:style style:name="Tabela1.B" style:family="table-column">
      <style:table-column-properties style:column-width="3.004cm"/>
    </style:style>
    <style:style style:name="Tabela1.C" style:family="table-column">
      <style:table-column-properties style:column-width="3.311cm"/>
    </style:style>
    <style:style style:name="Tabela1.D" style:family="table-column">
      <style:table-column-properties style:column-width="7.71cm"/>
    </style:style>
    <style:style style:name="Tabela1.A1" style:family="table-cell">
      <style:table-cell-properties fo:padding="0.097cm" fo:border="none"/>
    </style:style>
    <style:style style:name="Tabela1.2" style:family="table-row">
      <style:table-row-properties style:min-row-height="0.326cm"/>
    </style:style>
    <style:style style:name="Tabela1.A2" style:family="table-cell">
      <style:table-cell-properties fo:background-color="transparent" fo:padding-left="0.049cm" fo:padding-right="0.049cm" fo:padding-top="0.049cm" fo:padding-bottom="0cm" fo:border-left="0.05pt solid #808080" fo:border-right="none" fo:border-top="0.05pt solid #808080" fo:border-bottom="none">
        <style:background-image/>
      </style:table-cell-properties>
    </style:style>
    <style:style style:name="Tabela1.B2" style:family="table-cell">
      <style:table-cell-properties fo:background-color="transparent" fo:padding-left="0.049cm" fo:padding-right="0.049cm" fo:padding-top="0.049cm" fo:padding-bottom="0cm" fo:border-left="none" fo:border-right="none" fo:border-top="0.05pt solid #808080" fo:border-bottom="none">
        <style:background-image/>
      </style:table-cell-properties>
    </style:style>
    <style:style style:name="Tabela1.D2" style:family="table-cell">
      <style:table-cell-properties fo:background-color="transparent" fo:padding-left="0.049cm" fo:padding-right="0.049cm" fo:padding-top="0.049cm" fo:padding-bottom="0cm" fo:border-left="none" fo:border-right="0.05pt solid #808080" fo:border-top="0.05pt solid #808080" fo:border-bottom="none">
        <style:background-image/>
      </style:table-cell-properties>
    </style:style>
    <style:style style:name="Tabela1.A3" style:family="table-cell">
      <style:table-cell-properties fo:background-color="transparent" fo:padding="0.049cm" fo:border-left="0.05pt solid #808080" fo:border-right="none" fo:border-top="none" fo:border-bottom="none">
        <style:background-image/>
      </style:table-cell-properties>
    </style:style>
    <style:style style:name="Tabela1.B3" style:family="table-cell">
      <style:table-cell-properties fo:background-color="transparent" fo:padding="0.049cm" fo:border="none">
        <style:background-image/>
      </style:table-cell-properties>
    </style:style>
    <style:style style:name="Tabela1.D3" style:family="table-cell">
      <style:table-cell-properties fo:background-color="transparent" fo:padding="0.049cm" fo:border-left="none" fo:border-right="0.05pt solid #808080" fo:border-top="none" fo:border-bottom="none">
        <style:background-image/>
      </style:table-cell-properties>
    </style:style>
    <style:style style:name="Tabela1.5" style:family="table-row">
      <style:table-row-properties style:min-row-height="1.351cm"/>
    </style:style>
    <style:style style:name="Tabela1.A5" style:family="table-cell">
      <style:table-cell-properties style:vertical-align="" fo:background-color="transparent" fo:padding="0.049cm" fo:border-left="0.05pt solid #808080" fo:border-right="none" fo:border-top="none" fo:border-bottom="0.05pt solid #808080">
        <style:background-image/>
      </style:table-cell-properties>
    </style:style>
    <style:style style:name="Tabela1.B5" style:family="table-cell">
      <style:table-cell-properties style:vertical-align="" fo:background-color="transparent" fo:padding="0.049cm" fo:border-left="none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3.879cm" fo:margin-left="0cm" fo:margin-right="-0.005cm" table:align="margins"/>
    </style:style>
    <style:style style:name="Table2.A" style:family="table-column">
      <style:table-column-properties style:column-width="1.042cm" style:rel-column-width="17613*"/>
    </style:style>
    <style:style style:name="Table2.B" style:family="table-column">
      <style:table-column-properties style:column-width="2.836cm" style:rel-column-width="47922*"/>
    </style:style>
    <style:style style:name="Table2.A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2.B3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>
        <style:tab-stops/>
      </style:paragraph-properties>
      <style:text-properties fo:hyphenate="false"/>
    </style:style>
    <style:style style:name="P2" style:family="paragraph" style:parent-style-name="Title" style:master-page-name="Timbrado_20_IMECC_20_para_20_processo">
      <style:paragraph-properties fo:margin-top="0cm" fo:margin-bottom="0cm" style:contextual-spacing="false" style:page-number="auto"/>
      <style:text-properties fo:font-size="2pt" style:font-size-asian="2pt" style:font-size-complex="2pt"/>
    </style:style>
    <style:style style:name="P3" style:family="paragraph" style:parent-style-name="Title">
      <style:paragraph-properties fo:margin-top="0cm" fo:margin-bottom="0cm" style:contextual-spacing="false" fo:text-align="center" style:justify-single-word="false"/>
      <style:text-properties fo:font-size="12pt" officeooo:paragraph-rsid="0034866f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5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>
      <style:paragraph-properties fo:text-align="start"/>
      <style:text-properties fo:font-family="'Liberation Sans'" style:font-style-name="Bold" style:font-family-generic="swiss" fo:font-size="8pt" fo:font-weight="bold"/>
    </style:style>
    <style:style style:name="P9" style:family="paragraph">
      <style:paragraph-properties fo:text-align="start"/>
      <style:text-properties fo:font-size="9pt"/>
    </style:style>
    <style:style style:name="P10" style:family="paragraph" style:parent-style-name="Standard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7pt" style:font-size-asian="7pt" style:font-size-complex="7pt"/>
    </style:style>
    <style:style style:name="P12" style:family="paragraph">
      <style:paragraph-properties fo:text-align="start"/>
      <style:text-properties style:text-line-through-style="none" style:text-line-through-type="none" fo:font-size="9pt" fo:font-style="normal" style:text-underline-style="none"/>
    </style:style>
    <style:style style:name="P13" style:family="paragraph" style:parent-style-name="Standard">
      <style:text-properties fo:font-size="7pt" style:font-size-asian="7pt" style:font-size-complex="7pt"/>
    </style:style>
    <style:style style:name="P14" style:family="paragraph">
      <style:paragraph-properties fo:text-align="start"/>
      <style:text-properties style:text-line-through-style="none" style:text-line-through-type="none" fo:font-family="'DejaVu Sans'" style:font-style-name="Book" style:font-family-generic="swiss" fo:font-size="9pt" fo:font-style="normal" style:text-underline-style="none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17" style:family="paragraph" style:parent-style-name="Table_20_Heading">
      <style:text-properties fo:font-size="7pt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Table_20_Heading">
      <style:text-properties fo:font-size="6pt" style:font-size-asian="6pt" style:font-size-complex="6pt"/>
    </style:style>
    <style:style style:name="P22" style:family="paragraph" style:parent-style-name="Table_20_Contents" style:list-style-name="L1">
      <style:paragraph-properties fo:text-align="start" style:justify-single-word="false"/>
      <style:text-properties fo:font-size="7pt" style:font-size-asian="7pt" style:font-size-complex="7pt"/>
    </style:style>
    <style:style style:name="P23" style:family="paragraph" style:parent-style-name="Table_20_Contents" style:list-style-name="L1">
      <style:paragraph-properties fo:text-align="start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5" style:family="paragraph" style:parent-style-name="Table_20_Contents">
      <style:text-properties fo:font-size="6pt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27" style:family="paragraph" style:parent-style-name="Standard">
      <style:text-properties fo:font-size="6pt" style:font-size-asian="6pt" style:font-size-complex="6pt"/>
    </style:style>
    <style:style style:name="P28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29" style:family="paragraph">
      <style:paragraph-properties fo:text-align="start"/>
      <style:text-properties fo:font-family="'Liberation Sans'" style:font-style-name="Regular" style:font-family-generic="swiss" fo:font-size="8pt"/>
    </style:style>
    <style:style style:name="P3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1" style:family="paragraph" style:parent-style-name="Frame_20_contents">
      <style:text-properties fo:color="#333333" loext:opacity="100%" fo:font-size="6pt" style:font-size-asian="6pt" style:font-size-complex="6pt" style:text-rotation-angle="90" style:text-rotation-scale="line-height"/>
    </style:style>
    <style:style style:name="P32" style:family="paragraph" style:parent-style-name="Standard">
      <style:paragraph-properties fo:text-align="start" style:justify-single-word="false">
        <style:tab-stops>
          <style:tab-stop style:position="-0.123cm"/>
        </style:tab-stops>
      </style:paragraph-properties>
      <style:text-properties style:font-name="Lucida Sans" fo:font-size="8pt" fo:language="en" fo:country="US" style:font-size-asian="8pt" style:font-size-complex="8pt"/>
    </style:style>
    <style:style style:name="P33" style:family="paragraph" style:parent-style-name="Standard">
      <style:paragraph-properties fo:text-align="start" style:justify-single-word="false">
        <style:tab-stops>
          <style:tab-stop style:position="-0.123cm"/>
        </style:tab-stops>
      </style:paragraph-properties>
      <style:text-properties officeooo:paragraph-rsid="0031eb9b"/>
    </style:style>
    <style:style style:name="P34" style:family="paragraph" style:parent-style-name="Cabeçalho_20_Instituição">
      <style:text-properties fo:text-transform="uppercase"/>
    </style:style>
    <style:style style:name="P35" style:family="paragraph" style:parent-style-name="Standard">
      <style:paragraph-properties fo:text-align="start" style:justify-single-word="false">
        <style:tab-stops>
          <style:tab-stop style:position="-0.123cm"/>
        </style:tab-stops>
      </style:paragraph-properties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Liberation Sans1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LGC San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scale="100%" style:font-relief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15026"/>
    </style:style>
    <style:style style:name="T4" style:family="text">
      <style:text-properties officeooo:rsid="00540a48"/>
    </style:style>
    <style:style style:name="T5" style:family="text">
      <style:text-properties style:font-name="Lucida Sans" fo:font-size="8pt" fo:language="en" fo:country="US" fo:font-style="normal" style:text-underline-style="none" style:font-size-asian="8pt" style:font-style-asian="normal" style:font-size-complex="8pt" style:font-style-complex="normal"/>
    </style:style>
    <style:style style:name="T6" style:family="text">
      <style:text-properties style:font-name="Lucida Sans" fo:font-size="8pt" fo:language="en" fo:country="US" fo:font-style="normal" style:text-underline-style="none" officeooo:rsid="002bd81b" style:font-size-asian="8pt" style:font-style-asian="normal" style:font-size-complex="8pt" style:font-style-complex="normal"/>
    </style:style>
    <style:style style:name="T7" style:family="text">
      <style:text-properties style:font-name="Lucida Sans" fo:font-size="8pt" fo:language="en" fo:country="US" fo:font-style="normal" style:text-underline-style="none" officeooo:rsid="0031eb9b" style:font-size-asian="8pt" style:font-style-asian="normal" style:font-size-complex="8pt" style:font-style-complex="normal"/>
    </style:style>
    <style:style style:name="T8" style:family="text">
      <style:text-properties officeooo:rsid="0025c386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protect="content size position" style:wrap="none" style:vertical-pos="from-top" style:vertical-rel="paragraph-content" style:horizontal-pos="left" style:horizontal-rel="paragraph"/>
    </style:style>
    <style:style style:name="fr3" style:family="graphic" style:parent-style-name="Frame">
      <style:graphic-properties style:protect="none" style:vertical-pos="from-top" style:horizontal-pos="left" style:horizontal-rel="paragraph"/>
    </style:style>
    <style:style style:name="fr4" style:family="graphic" style:parent-style-name="Graphics">
      <style:graphic-properties fo:margin-left="0cm" fo:margin-right="0cm" style:protect="content size position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style:protect="content size position" style:vertical-pos="top" style:vertical-rel="baseline" style:horizontal-pos="left" style:horizontal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rame">
      <style:graphic-properties style:vertical-pos="top" style:vertical-rel="paragraph-content" style:horizontal-pos="right" style:horizontal-rel="paragraph"/>
    </style:style>
    <style:style style:name="fr8" style:family="graphic" style:parent-style-name="Frame">
      <style:graphic-properties style:print-content="true" style:protect="content size position" style:vertical-pos="from-top" style:vertical-rel="paragraph" style:horizontal-pos="from-left" style:horizontal-rel="paragraph" fo:background-color="transparent" draw:fill="none" draw:fill-color="#ffffff" style:shadow="none" draw:shadow-opacity="100%" style:editable="false">
        <style:columns fo:column-count="1" fo:column-gap="0cm"/>
      </style:graphic-properties>
    </style:style>
    <style:style style:name="fr9" style:family="graphic" style:parent-style-name="Frame">
      <style:graphic-properties style:protect="size position" style:wrap="none" style:vertical-pos="from-top" style:vertical-rel="paragraph-content" style:horizontal-pos="left" style:horizontal-rel="paragraph"/>
    </style:style>
    <style:style style:name="fr10" style:family="graphic" style:parent-style-name="Frame">
      <style:graphic-properties style:protect="size position" style:vertical-pos="from-top" style:vertical-rel="paragraph" style:horizontal-pos="left" style:horizontal-rel="paragraph" fo:background-color="transparent" draw:fill="none" draw:fill-color="#ffffff">
        <style:columns fo:column-count="1" fo:column-gap="0cm"/>
      </style:graphic-properties>
    </style:style>
    <style:style style:name="fr11" style:family="graphic" style:parent-style-name="Frame">
      <style:graphic-properties style:protect="size" style:vertical-pos="from-top" style:vertical-rel="paragraph" style:horizontal-pos="left" style:horizontal-rel="paragraph"/>
    </style:style>
    <style:style style:name="fr12" style:family="graphic" style:parent-style-name="Graphics">
      <style:graphic-properties fo:margin-left="0cm" fo:margin-right="0cm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Frame">
      <style:graphic-properties style:protect="size position" style:vertical-pos="top" style:vertical-rel="paragraph-content" style:horizontal-pos="left" style:horizontal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321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data-style-name="C129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 #808080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 #808080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 style:data-style-name="C129">
      <style:graphic-properties fo:border="solid #808080" loext:decorative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loext:decorative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vertical-align="middl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C129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>
        <form:form form:name="Solicitação de Compra de Materiais/Contratação de Serviç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ombobox form:name="cc_solicitante_orgao" form:control-implementation="ooo:com.sun.star.form.component.ComboBox" xml:id="control1" form:id="control1" form:dropdown="true" form:size="20" form:tab-index="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0"/>
              <form:list-property form:property-name="TypedItemList" office:value-type="float"/>
            </form:properties>
            <form:item form:label="Apoio à Pesquisa"/>
            <form:item form:label="Apoio Logístico Acadêmico"/>
            <form:item form:label="Apoio Operacional"/>
            <form:item form:label="Biblioteca"/>
            <form:item form:label="Compras e Finanças"/>
            <form:item form:label="Coord. Técnica de Unidade"/>
            <form:item form:label="Dep. de Matemática"/>
            <form:item form:label="Dep. de Matemática Aplicada"/>
            <form:item form:label="Dep. de Estatística"/>
            <form:item form:label="Diretoria"/>
            <form:item form:label="Dir. Administrativa"/>
            <form:item form:label="Informática"/>
            <form:item form:label="Materiais e Patrimônio"/>
            <form:item form:label="Recursos Humanos"/>
            <form:item form:label="Sec. de Departamentos"/>
            <form:item form:label="Sec. de Graduação"/>
            <form:item form:label="Sec. de Pós-Graduação"/>
            <form:item form:label="Sec. de Extensão e Eventos"/>
          </form:combobox>
          <form:text form:name="tb_solicitante_email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solicitante_nome" form:control-implementation="ooo:com.sun.star.form.component.TextField" xml:id="control3" form:id="control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dt_data_entrada" form:control-implementation="ooo:com.sun.star.form.component.DateField" xml:id="control4" form:id="control4" form:min-value="1800-01-01" form:readonly="true" form:tab-index="42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0"/>
            </form:properties>
          </form:date>
          <form:text form:name="tb_pedido_numero" form:control-implementation="ooo:com.sun.star.form.component.TextField" xml:id="control5" form:id="control5" form:readonly="true" form:tab-index="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dt_data_analise_cpag" form:control-implementation="ooo:com.sun.star.form.component.DateField" xml:id="control6" form:id="control6" form:min-value="1800-01-01" form:readonly="true" form:tab-index="44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0"/>
            </form:properties>
          </form:date>
          <form:radio form:name="ob_deferimento" form:control-implementation="ooo:com.sun.star.form.component.RadioButton" xml:id="control7" form:id="control7" form:label="Deferido" form:disabled="true" form:tab-index="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Referer" office:value-type="string" office:string-value="file:///net/home/inf/quin/Downloads/compraseservicos_20240216(1).ott/content.xml"/>
              <form:property form:property-name="SecondaryRefValue" office:value-type="string" office:string-value=""/>
            </form:properties>
          </form:radio>
          <form:radio form:name="ob_deferimento" form:control-implementation="ooo:com.sun.star.form.component.RadioButton" xml:id="control8" form:id="control8" form:label="Indeferido" form:disabled="true" form:tab-index="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Referer" office:value-type="string" office:string-value="file:///net/home/inf/quin/Downloads/compraseservicos_20240216(1).ott/content.xml"/>
              <form:property form:property-name="SecondaryRefValue" office:value-type="string" office:string-value=""/>
            </form:properties>
          </form:radio>
          <form:textarea form:name="tb_observacao_cpag" form:control-implementation="ooo:com.sun.star.form.component.TextField" xml:id="control9" form:id="control9" form:readonly="true" form:tab-index="47" form:input-required="false" form:convert-empty-to-null="true">
            <form:properties>
              <form:property form:property-name="CharColorLumMod" office:value-type="float" office:value="10000"/>
              <form:property form:property-name="CharColorLumOff" office:value-type="float" office:value="0"/>
              <form:property form:property-name="CharColorTheme" office:value-type="float" office:value="-1"/>
              <form:property form:property-name="CharColorTintOrShade" office:value-type="float" office:value="0"/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  <text:p text:style-name="P1"><text:span text:style-name="T1"/></text:p>
          </form:textarea>
          <form:checkbox form:name="cb_tipo_solicitacao" form:control-implementation="ooo:com.sun.star.form.component.CheckBox" xml:id="control10" form:id="control10" form:label="Compra de Materiais" form:tab-index="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net/home/inf/quin/Downloads/compraseservicos_20240216(1).ott/content.xml"/>
              <form:property form:property-name="SecondaryRefValue" office:value-type="string" office:string-value=""/>
            </form:properties>
          </form:checkbox>
          <form:checkbox form:name="cb_tipo_solicitacao" form:control-implementation="ooo:com.sun.star.form.component.CheckBox" xml:id="control11" form:id="control11" form:label="Contratação de Serviços" form:tab-index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net/home/inf/quin/Downloads/compraseservicos_20240216(1).ott/content.xml"/>
              <form:property form:property-name="SecondaryRefValue" office:value-type="string" office:string-value=""/>
            </form:properties>
          </form:checkbox>
          <form:textarea form:name="tb_justificativa" form:control-implementation="ooo:com.sun.star.form.component.TextField" xml:id="control12" form:id="control12" form:tab-index="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date form:name="dt_data_preenchimento" form:control-implementation="ooo:com.sun.star.form.component.DateField" xml:id="control13" form:id="control13" form:min-value="1800-01-01" form:tab-index="3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0"/>
            </form:properties>
          </form:date>
          <form:text form:name="tb_interessado_nome" form:control-implementation="ooo:com.sun.star.form.component.TextField" xml:id="control14" form:id="control1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interessado_email" form:control-implementation="ooo:com.sun.star.form.component.TextField" xml:id="control15" form:id="control15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ombobox form:name="cc_interessado_orgao" form:control-implementation="ooo:com.sun.star.form.component.ComboBox" xml:id="control16" form:id="control16" form:dropdown="true" form:size="20" form:tab-index="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0"/>
              <form:list-property form:property-name="TypedItemList" office:value-type="float"/>
            </form:properties>
            <form:item form:label="Apoio à Pesquisa"/>
            <form:item form:label="Apoio Logístico Acadêmico"/>
            <form:item form:label="Apoio Operacional"/>
            <form:item form:label="Biblioteca"/>
            <form:item form:label="Compras e Finanças"/>
            <form:item form:label="Coord. Técnica de Unidade"/>
            <form:item form:label="Dep. de Matemática"/>
            <form:item form:label="Dep. de Matemática Aplicada"/>
            <form:item form:label="Dep. de Estatística"/>
            <form:item form:label="Diretoria"/>
            <form:item form:label="Dir. Administrativa"/>
            <form:item form:label="Informática"/>
            <form:item form:label="Materiais e Patrimônio"/>
            <form:item form:label="Recursos Humanos"/>
            <form:item form:label="Sec. de Departamentos"/>
            <form:item form:label="Sec. de Graduação"/>
            <form:item form:label="Sec. de Pós-Graduação"/>
            <form:item form:label="Sec. de Extensão e Eventos"/>
          </form:combobox>
          <form:textarea form:name="tb_description_item_1" form:control-implementation="ooo:com.sun.star.form.component.TextField" xml:id="control17" form:id="control1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b_description_item_2" form:control-implementation="ooo:com.sun.star.form.component.TextField" xml:id="control18" form:id="control18" form:tab-index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b_description_item_3" form:control-implementation="ooo:com.sun.star.form.component.TextField" xml:id="control19" form:id="control19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b_description_item_4" form:control-implementation="ooo:com.sun.star.form.component.TextField" xml:id="control20" form:id="control20" form:tab-index="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b_description_item_5" form:control-implementation="ooo:com.sun.star.form.component.TextField" xml:id="control21" form:id="control21" form:tab-index="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b_description_item_6" form:control-implementation="ooo:com.sun.star.form.component.TextField" xml:id="control22" form:id="control22" form:tab-index="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b_description_item_7" form:control-implementation="ooo:com.sun.star.form.component.TextField" xml:id="control23" form:id="control23" form:tab-index="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b_quant_item_1" form:control-implementation="ooo:com.sun.star.form.component.TextField" xml:id="control24" form:id="control24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b_quant_item_2" form:control-implementation="ooo:com.sun.star.form.component.TextField" xml:id="control25" form:id="control25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b_quant_item_3" form:control-implementation="ooo:com.sun.star.form.component.TextField" xml:id="control26" form:id="control26" form:tab-index="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b_quant_item_4" form:control-implementation="ooo:com.sun.star.form.component.TextField" xml:id="control27" form:id="control27" form:tab-index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b_quant_item_5" form:control-implementation="ooo:com.sun.star.form.component.TextField" xml:id="control28" form:id="control28" form:tab-index="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b_quant_item_6" form:control-implementation="ooo:com.sun.star.form.component.TextField" xml:id="control29" form:id="control29" form:tab-index="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b_quant_item_7" form:control-implementation="ooo:com.sun.star.form.component.TextField" xml:id="control30" form:id="control30" form:tab-index="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b_bec_item_1" form:control-implementation="ooo:com.sun.star.form.component.TextField" xml:id="control31" form:id="control31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bec_item_2" form:control-implementation="ooo:com.sun.star.form.component.TextField" xml:id="control32" form:id="control32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bec_item_3" form:control-implementation="ooo:com.sun.star.form.component.TextField" xml:id="control33" form:id="control33" form:tab-index="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bec_item_4" form:control-implementation="ooo:com.sun.star.form.component.TextField" xml:id="control34" form:id="control34" form:tab-index="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bec_item_5" form:control-implementation="ooo:com.sun.star.form.component.TextField" xml:id="control35" form:id="control35" form:tab-index="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bec_item_6" form:control-implementation="ooo:com.sun.star.form.component.TextField" xml:id="control36" form:id="control36" form:tab-index="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bec_item_7" form:control-implementation="ooo:com.sun.star.form.component.TextField" xml:id="control37" form:id="control37" form:tab-index="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fornecedor_empresa_1" form:control-implementation="ooo:com.sun.star.form.component.TextField" xml:id="control38" form:id="control38" form:tab-index="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fornecedor_empresa_2" form:control-implementation="ooo:com.sun.star.form.component.TextField" xml:id="control39" form:id="control39" form:tab-index="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fornecedor_empresa_3" form:control-implementation="ooo:com.sun.star.form.component.TextField" xml:id="control40" form:id="control40" form:tab-index="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fornecedor_contato_1" form:control-implementation="ooo:com.sun.star.form.component.TextField" xml:id="control41" form:id="control41" form:tab-index="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fornecedor_contato_2" form:control-implementation="ooo:com.sun.star.form.component.TextField" xml:id="control42" form:id="control42" form:tab-index="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fornecedor_contato_3" form:control-implementation="ooo:com.sun.star.form.component.TextField" xml:id="control43" form:id="control43" form:tab-index="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fornecedor_telefone_1" form:control-implementation="ooo:com.sun.star.form.component.TextField" xml:id="control44" form:id="control44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fornecedor_telefone_2" form:control-implementation="ooo:com.sun.star.form.component.TextField" xml:id="control45" form:id="control45" form:tab-index="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fornecedor_telefone_3" form:control-implementation="ooo:com.sun.star.form.component.TextField" xml:id="control46" form:id="control46" form:tab-index="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b_recurso" form:control-implementation="ooo:com.sun.star.form.component.TextField" xml:id="control47" form:id="control47" form:tab-index="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tracked-changes>
        <text:changed-region xml:id="ct94352046735808" text:id="ct94352046735808">
          <text:insertion>
            <office:change-info>
              <dc:creator>Samira Ismail</dc:creator>
              <dc:date>2017-02-10T08:21:00</dc:date>
            </office:change-info>
          </text:insertion>
        </text:changed-region>
        <text:changed-region xml:id="ct94352046733504" text:id="ct94352046733504">
          <text:deletion>
            <office:change-info>
              <dc:creator>Samira Ismail</dc:creator>
              <dc:date>2017-05-08T10:58:00</dc:date>
            </office:change-info>
            <text:p text:style-name="P33"><text:span text:style-name="Page_20_Number"><text:span text:style-name="T5"><text:s/>FAX (19) 3289-1113</text:span></text:span></text:p>
          </text:deletion>
        </text:changed-region>
        <text:changed-region xml:id="ct94352044885776" text:id="ct94352044885776">
          <text:insertion>
            <office:change-info>
              <dc:creator>Samira Ismail</dc:creator>
              <dc:date>2017-05-08T10:58:00</dc:date>
            </office:change-info>
          </text:insertion>
        </text:changed-region>
        <text:changed-region xml:id="ct94352046251104" text:id="ct94352046251104">
          <text:insertion>
            <office:change-info>
              <dc:creator>Samira Ismail</dc:creator>
              <dc:date>2017-05-08T10:58:00</dc:date>
            </office:change-info>
          </text:insertion>
        </text:changed-region>
        <text:changed-region xml:id="ct94352046734080" text:id="ct94352046734080">
          <text:insertion>
            <office:change-info>
              <dc:creator>Autor desconhecido</dc:creator>
              <dc:date>2024-01-11T09:35:28</dc:date>
            </office:change-info>
          </text:insertion>
        </text:changed-region>
        <text:changed-region xml:id="ct94352046735232" text:id="ct94352046735232">
          <text:insertion>
            <office:change-info>
              <dc:creator>Samira Ismail</dc:creator>
              <dc:date>2017-05-08T10:58:00</dc:date>
            </office:change-info>
          </text:insertion>
        </text:changed-region>
        <text:changed-region xml:id="ct94352047644480" text:id="ct94352047644480">
          <text:insertion>
            <office:change-info>
              <dc:creator>Autor desconhecido</dc:creator>
              <dc:date>2024-01-11T09:35:24</dc:date>
            </office:change-info>
          </text:insertion>
        </text:changed-region>
        <text:changed-region xml:id="ct94352047647424" text:id="ct94352047647424">
          <text:insertion>
            <office:change-info>
              <dc:creator>Samira Ismail</dc:creator>
              <dc:date>2017-05-08T10:58:00</dc:date>
            </office:change-info>
          </text:insertion>
        </text:changed-region>
        <text:changed-region xml:id="ct94352047647712" text:id="ct94352047647712">
          <text:deletion>
            <office:change-info>
              <dc:creator>Samira Ismail</dc:creator>
              <dc:date>2017-05-08T10:58:00</dc:date>
            </office:change-info>
            <text:p text:style-name="P33"><text:span text:style-name="Page_20_Number"><text:span text:style-name="T5"><text:s/></text:span></text:span></text:p>
          </text:deletion>
        </text:changed-region>
        <text:changed-region xml:id="ct94352048697984" text:id="ct94352048697984">
          <text:deletion>
            <office:change-info>
              <dc:creator>Autor desconhecido</dc:creator>
              <loext:move-id>2</loext:move-id>
              <dc:date>2024-01-11T10:16:16</dc:date>
            </office:change-info>
            <text:p text:style-name="P2">SOLICITAÇÃO DE COMPRA DE MATERIAIS / CONTRATAÇÃO DE SERVIÇOS</text:p>
          </text:deletion>
        </text:changed-region>
        <text:changed-region xml:id="ct94352050458096" text:id="ct94352050458096">
          <text:insertion>
            <office:change-info>
              <dc:creator>Autor desconhecido</dc:creator>
              <dc:date>2024-01-11T10:17:55</dc:date>
            </office:change-info>
          </text:insertion>
        </text:changed-region>
        <text:changed-region xml:id="ct94352050462160" text:id="ct94352050462160">
          <text:insertion>
            <office:change-info>
              <dc:creator>Autor desconhecido</dc:creator>
              <loext:move-id>2</loext:move-id>
              <dc:date>2024-01-11T10:16:2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niversidade Estadual de Campinas" text:name="Instituicao"/>
        <text:user-field-decl office:value-type="string" office:string-value="Seção de Finanças" text:name="Orgao"/>
        <text:user-field-decl office:value-type="string" office:string-value="Instituto de Matemática, Estatística e Computação Científica" text:name="Unidade"/>
        <text:user-field-decl office:value-type="string" office:string-value="fin@ime.unicamp.br" text:name="Orgao_Email"/>
        <text:user-field-decl office:value-type="string" office:string-value="(19) 3289-1113" text:name="Orgao_FAX"/>
        <text:user-field-decl office:value-type="string" office:string-value="(19) 3521-5927" text:name="Orgao_Fone"/>
        <text:user-field-decl office:value-type="string" office:string-value="Distr. Barão Geraldo" text:name="Unidade_Bairro"/>
        <text:user-field-decl office:value-type="string" office:string-value="13083-859" text:name="Unidade_CEP"/>
        <text:user-field-decl office:value-type="string" office:string-value="Campinas" text:name="Unidade_Cidade"/>
        <text:user-field-decl office:value-type="string" office:string-value="Cidade Universitária &quot;Zeferino Vaz&quot;" text:name="Unidade_Complemento"/>
        <text:user-field-decl office:value-type="string" office:string-value="" text:name="Unidade_CxPostal"/>
        <text:user-field-decl office:value-type="string" office:string-value="Rua Sérgio Buarque de Holanda, 651" text:name="Unidade_Endereco"/>
        <text:user-field-decl office:value-type="string" office:string-value="SP" text:name="Unidade_Estado"/>
      </text:user-field-decls>
      <draw:frame draw:style-name="fr1" draw:name="Quadro1" text:anchor-type="page" text:anchor-page-number="1" svg:x="20.216cm" svg:y="18.651cm" draw:z-index="0">
        <draw:text-box fo:min-height="9.089cm" fo:min-width="0.191cm">
          <text:p text:style-name="P31"><text:span text:style-name="T3">Formulário </text:span>elaborad<text:span text:style-name="T4">o p</text:span>ela Informática / IMECC / Unicamp. Última atualização: <text:date style:data-style-name="N30" text:date-value="2025-11-28T15:50:57.392053515">28/11/25</text:date><text:s/><text:time style:data-style-name="N61" text:time-value="2025-11-28T15:50:57.392221363">15:47:25</text:time></text:p>
        </draw:text-box>
      </draw:frame>
      <text:p text:style-name="P2"><text:change text:change-id="ct94352048697984"/><text:change-start text:change-id="ct94352050458096"/><text:s/><text:change-end text:change-id="ct94352050458096"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table:number-columns-spanned="4" office:value-type="string">
            <text:p text:style-name="P3"><text:change-start text:change-id="ct94352050462160"/>SOLICITAÇÃO DE COMPRA DE MATERIAIS / CONTRATAÇÃO DE SERVIÇOS<text:change-end text:change-id="ct94352050462160"/>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1" office:value-type="string">
            <text:p text:style-name="P4"/>
          </table:table-cell>
          <table:table-cell table:style-name="Tabela10.A1" office:value-type="string" table:protected="true">
            <text:p text:style-name="P5"/>
          </table:table-cell>
          <table:table-cell table:style-name="Tabela10.A1" office:value-type="string" table:protected="true">
            <text:p text:style-name="P5"/>
          </table:table-cell>
          <table:table-cell table:style-name="Tabela10.A1" office:value-type="string" table:protected="true">
            <text:p text:style-name="P5">DATA</text:p>
          </table:table-cell>
        </table:table-row>
        <table:table-row table:style-name="Tabela10.3">
          <table:table-cell table:style-name="Tabela10.A1" office:value-type="string" table:protected="true">
            <text:p text:style-name="P6"/>
          </table:table-cell>
          <table:table-cell table:style-name="Tabela10.A1" office:value-type="string" table:protected="true">
            <text:p text:style-name="P7"><draw:control text:anchor-type="as-char" draw:z-index="17" draw:name="Forma1" draw:style-name="gr1" draw:text-style-name="P8" svg:width="3.525cm" svg:height="0.406cm" draw:control="control10"/></text:p>
          </table:table-cell>
          <table:table-cell table:style-name="Tabela10.A1" office:value-type="string" table:protected="true">
            <text:p text:style-name="P7"><draw:control text:anchor-type="as-char" draw:z-index="18" draw:name="Forma2" draw:style-name="gr1" draw:text-style-name="P8" svg:width="4.095cm" svg:height="0.41cm" draw:control="control11"/></text:p>
          </table:table-cell>
          <table:table-cell table:style-name="Tabela10.A1" office:value-type="string" table:protected="true">
            <text:p text:style-name="P7"><draw:control text:anchor-type="as-char" svg:y="-0.058cm" draw:z-index="20" draw:name="Forma3" draw:style-name="gr2" draw:text-style-name="P9" svg:width="2.708cm" svg:height="0.375cm" draw:control="control13"/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columns-spanned="4" office:value-type="string" table:protected="true">
            <text:p text:style-name="P10">Solicitante/Interessado</text:p>
            <text:p text:style-name="P11">O solicitante é a pessoa/órgão responsável pelo encaminhamento do pedido e acompanhamento do processo de compra. O interessado é a pessoa/órgão para o qual o material/serviço se destina. Caso se trate da mesma pessoa, informar apenas o solicitante.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 table:protected="true">
            <text:p text:style-name="P11">SOLICITANTE:</text:p>
          </table:table-cell>
          <table:table-cell table:style-name="Tabela2.A2" office:value-type="string" table:protected="true">
            <text:p text:style-name="P11">EMAIL:</text:p>
          </table:table-cell>
          <table:table-cell table:style-name="Tabela2.A2" office:value-type="string" table:protected="true">
            <text:p text:style-name="P11"/>
          </table:table-cell>
          <table:table-cell table:style-name="Tabela2.A2" office:value-type="string" table:protected="true">
            <text:p text:style-name="P11">ÓRGÃO:</text:p>
          </table:table-cell>
        </table:table-row>
        <table:table-row>
          <table:table-cell table:style-name="Tabela2.A1" office:value-type="string" table:protected="true">
            <text:p text:style-name="P7"><draw:control text:anchor-type="as-char" svg:y="0cm" draw:z-index="10" draw:name="Forma4" draw:style-name="gr3" draw:text-style-name="P12" svg:width="5.972cm" svg:height="0.47cm" draw:control="control3"/></text:p>
          </table:table-cell>
          <table:table-cell table:style-name="Tabela2.A1" table:number-columns-spanned="2" office:value-type="string" table:protected="true">
            <text:p text:style-name="P7"><draw:control text:anchor-type="as-char" svg:y="0cm" draw:z-index="9" draw:name="Forma5" draw:style-name="gr3" draw:text-style-name="P12" svg:width="6.069cm" svg:height="0.47cm" draw:control="control2"/></text:p>
          </table:table-cell>
          <table:covered-table-cell/>
          <table:table-cell table:style-name="Tabela2.A1" office:value-type="string" table:protected="true">
            <text:p text:style-name="P6"><draw:control text:anchor-type="as-char" draw:z-index="8" draw:name="Forma6" draw:style-name="gr4" draw:text-style-name="P9" svg:width="4.624cm" svg:height="0.472cm" draw:control="control1"/></text:p>
          </table:table-cell>
        </table:table-row>
        <table:table-row>
          <table:table-cell table:style-name="Tabela2.A1" office:value-type="string" table:protected="true">
            <text:p text:style-name="P13">INTERESSADO:</text:p>
          </table:table-cell>
          <table:table-cell table:style-name="Tabela2.A1" table:number-columns-spanned="2" office:value-type="string" table:protected="true">
            <text:p text:style-name="P13">EMAIL:</text:p>
          </table:table-cell>
          <table:covered-table-cell/>
          <table:table-cell table:style-name="Tabela2.A1" office:value-type="string" table:protected="true">
            <text:p text:style-name="P13"/>
          </table:table-cell>
        </table:table-row>
        <table:table-row>
          <table:table-cell table:style-name="Tabela2.A1" office:value-type="string" table:protected="true">
            <text:p text:style-name="P7"><draw:control text:anchor-type="as-char" svg:y="0cm" draw:z-index="21" draw:name="Forma7" draw:style-name="gr3" draw:text-style-name="P14" svg:width="5.956cm" svg:height="0.47cm" draw:control="control14"/></text:p>
          </table:table-cell>
          <table:table-cell table:style-name="Tabela2.A1" table:number-columns-spanned="2" office:value-type="string" table:protected="true">
            <text:p text:style-name="P7"><draw:control text:anchor-type="as-char" svg:y="0cm" draw:z-index="22" draw:name="Forma8" draw:style-name="gr3" draw:text-style-name="P12" svg:width="6.084cm" svg:height="0.47cm" draw:control="control15"/></text:p>
          </table:table-cell>
          <table:covered-table-cell/>
          <table:table-cell table:style-name="Tabela2.A1" office:value-type="string" table:protected="true">
            <text:p text:style-name="P7"><draw:control text:anchor-type="as-char" draw:z-index="23" draw:name="Forma9" draw:style-name="gr4" draw:text-style-name="P9" svg:width="4.656cm" svg:height="0.472cm" draw:control="control16"/>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4" office:value-type="string" table:protected="true">
            <text:p text:style-name="P15">Descrição dos Materiais/Serviços</text:p>
            <text:p text:style-name="P16">Descreva o material/serviço a ser adquirido/contratado com o maior número de detalhes possível (exemplo: especificação, cor, medida, etc.). Se possível, indique marca e modelo de referência.</text:p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 table:protected="true">
            <text:p text:style-name="P17">ITEM</text:p>
          </table:table-cell>
          <table:table-cell table:style-name="Tabela4.A2" office:value-type="string" table:protected="true">
            <text:p text:style-name="P17">DESCRIÇÃO</text:p>
          </table:table-cell>
          <table:table-cell table:style-name="Tabela4.A2" office:value-type="string" table:protected="true">
            <text:p text:style-name="P17">QUANT.</text:p>
          </table:table-cell>
          <table:table-cell table:style-name="Tabela4.D2" office:value-type="string" table:protected="true">
            <text:p text:style-name="P17">CÓDIGO BEC</text:p>
          </table:table-cell>
        </table:table-row>
        <table:table-row>
          <table:table-cell table:style-name="Tabela4.A3" office:value-type="string" table:protected="true">
            <text:p text:style-name="P17">1</text:p>
          </table:table-cell>
          <table:table-cell table:style-name="Tabela4.A3" office:value-type="string" table:protected="true">
            <text:p text:style-name="P18"><draw:control text:anchor-type="as-char" draw:z-index="24" draw:name="Forma10" draw:style-name="gr5" draw:text-style-name="P12" svg:width="11.981cm" svg:height="0.454cm" draw:control="control17"/></text:p>
          </table:table-cell>
          <table:table-cell table:style-name="Tabela4.A3" office:value-type="string" table:protected="true">
            <text:p text:style-name="P18"><draw:control text:anchor-type="as-char" draw:z-index="31" draw:name="Forma11" draw:style-name="gr5" draw:text-style-name="P12" svg:width="1.445cm" svg:height="0.451cm" draw:control="control24"/></text:p>
          </table:table-cell>
          <table:table-cell table:style-name="Tabela4.D3" office:value-type="string" table:protected="true">
            <text:p text:style-name="P18"><draw:control text:anchor-type="as-char" draw:z-index="38" draw:name="Forma12" draw:style-name="gr5" draw:text-style-name="P12" svg:width="2.193cm" svg:height="0.451cm" draw:control="control31"/></text:p>
          </table:table-cell>
        </table:table-row>
        <table:table-row>
          <table:table-cell table:style-name="Tabela4.A3" office:value-type="string" table:protected="true">
            <text:p text:style-name="P17">2</text:p>
          </table:table-cell>
          <table:table-cell table:style-name="Tabela4.A3" office:value-type="string" table:protected="true">
            <text:p text:style-name="P19"><draw:control text:anchor-type="as-char" draw:z-index="25" draw:name="Forma13" draw:style-name="gr5" draw:text-style-name="P12" svg:width="11.981cm" svg:height="0.454cm" draw:control="control18"/></text:p>
          </table:table-cell>
          <table:table-cell table:style-name="Tabela4.A3" office:value-type="string" table:protected="true">
            <text:p text:style-name="P19"><draw:control text:anchor-type="as-char" draw:z-index="32" draw:name="Forma14" draw:style-name="gr5" draw:text-style-name="P12" svg:width="1.445cm" svg:height="0.451cm" draw:control="control25"/></text:p>
          </table:table-cell>
          <table:table-cell table:style-name="Tabela4.D3" office:value-type="string" table:protected="true">
            <text:p text:style-name="P19"><draw:control text:anchor-type="as-char" draw:z-index="39" draw:name="Forma15" draw:style-name="gr5" draw:text-style-name="P12" svg:width="2.193cm" svg:height="0.451cm" draw:control="control32"/></text:p>
          </table:table-cell>
        </table:table-row>
        <table:table-row>
          <table:table-cell table:style-name="Tabela4.A3" office:value-type="string" table:protected="true">
            <text:p text:style-name="P17">3</text:p>
          </table:table-cell>
          <table:table-cell table:style-name="Tabela4.A3" office:value-type="string" table:protected="true">
            <text:p text:style-name="P19"><draw:control text:anchor-type="as-char" draw:z-index="26" draw:name="Forma16" draw:style-name="gr5" draw:text-style-name="P12" svg:width="11.981cm" svg:height="0.454cm" draw:control="control19"/></text:p>
          </table:table-cell>
          <table:table-cell table:style-name="Tabela4.A3" office:value-type="string" table:protected="true">
            <text:p text:style-name="P19"><draw:control text:anchor-type="as-char" draw:z-index="33" draw:name="Forma17" draw:style-name="gr5" draw:text-style-name="P12" svg:width="1.445cm" svg:height="0.451cm" draw:control="control26"/></text:p>
          </table:table-cell>
          <table:table-cell table:style-name="Tabela4.D3" office:value-type="string" table:protected="true">
            <text:p text:style-name="P19"><draw:control text:anchor-type="as-char" draw:z-index="40" draw:name="Forma18" draw:style-name="gr5" draw:text-style-name="P12" svg:width="2.193cm" svg:height="0.451cm" draw:control="control33"/></text:p>
          </table:table-cell>
        </table:table-row>
        <table:table-row>
          <table:table-cell table:style-name="Tabela4.A3" office:value-type="string" table:protected="true">
            <text:p text:style-name="P17">4</text:p>
          </table:table-cell>
          <table:table-cell table:style-name="Tabela4.A3" office:value-type="string" table:protected="true">
            <text:p text:style-name="P19"><draw:control text:anchor-type="as-char" draw:z-index="27" draw:name="Forma19" draw:style-name="gr5" draw:text-style-name="P12" svg:width="11.981cm" svg:height="0.454cm" draw:control="control20"/></text:p>
          </table:table-cell>
          <table:table-cell table:style-name="Tabela4.A3" office:value-type="string" table:protected="true">
            <text:p text:style-name="P19"><draw:control text:anchor-type="as-char" draw:z-index="34" draw:name="Forma20" draw:style-name="gr5" draw:text-style-name="P12" svg:width="1.445cm" svg:height="0.451cm" draw:control="control27"/></text:p>
          </table:table-cell>
          <table:table-cell table:style-name="Tabela4.D3" office:value-type="string" table:protected="true">
            <text:p text:style-name="P19"><draw:control text:anchor-type="as-char" draw:z-index="41" draw:name="Forma21" draw:style-name="gr5" draw:text-style-name="P12" svg:width="2.193cm" svg:height="0.451cm" draw:control="control34"/></text:p>
          </table:table-cell>
        </table:table-row>
        <table:table-row>
          <table:table-cell table:style-name="Tabela4.A3" office:value-type="string" table:protected="true">
            <text:p text:style-name="P17">5</text:p>
          </table:table-cell>
          <table:table-cell table:style-name="Tabela4.A3" office:value-type="string" table:protected="true">
            <text:p text:style-name="P19"><draw:control text:anchor-type="as-char" draw:z-index="28" draw:name="Forma22" draw:style-name="gr5" draw:text-style-name="P12" svg:width="11.981cm" svg:height="0.454cm" draw:control="control21"/></text:p>
          </table:table-cell>
          <table:table-cell table:style-name="Tabela4.A3" office:value-type="string" table:protected="true">
            <text:p text:style-name="P19"><draw:control text:anchor-type="as-char" draw:z-index="35" draw:name="Forma23" draw:style-name="gr5" draw:text-style-name="P12" svg:width="1.445cm" svg:height="0.451cm" draw:control="control28"/></text:p>
          </table:table-cell>
          <table:table-cell table:style-name="Tabela4.D3" office:value-type="string" table:protected="true">
            <text:p text:style-name="P19"><draw:control text:anchor-type="as-char" draw:z-index="42" draw:name="Forma24" draw:style-name="gr5" draw:text-style-name="P12" svg:width="2.193cm" svg:height="0.451cm" draw:control="control35"/></text:p>
          </table:table-cell>
        </table:table-row>
        <table:table-row>
          <table:table-cell table:style-name="Tabela4.A3" office:value-type="string" table:protected="true">
            <text:p text:style-name="P17">6</text:p>
          </table:table-cell>
          <table:table-cell table:style-name="Tabela4.A3" office:value-type="string" table:protected="true">
            <text:p text:style-name="P19"><draw:control text:anchor-type="as-char" draw:z-index="29" draw:name="Forma25" draw:style-name="gr5" draw:text-style-name="P12" svg:width="11.981cm" svg:height="0.454cm" draw:control="control22"/></text:p>
          </table:table-cell>
          <table:table-cell table:style-name="Tabela4.A3" office:value-type="string" table:protected="true">
            <text:p text:style-name="P19"><draw:control text:anchor-type="as-char" draw:z-index="36" draw:name="Forma26" draw:style-name="gr5" draw:text-style-name="P12" svg:width="1.445cm" svg:height="0.451cm" draw:control="control29"/></text:p>
          </table:table-cell>
          <table:table-cell table:style-name="Tabela4.D3" office:value-type="string" table:protected="true">
            <text:p text:style-name="P19"><draw:control text:anchor-type="as-char" draw:z-index="43" draw:name="Forma27" draw:style-name="gr5" draw:text-style-name="P12" svg:width="2.193cm" svg:height="0.451cm" draw:control="control36"/></text:p>
          </table:table-cell>
        </table:table-row>
        <table:table-row>
          <table:table-cell table:style-name="Tabela4.A3" office:value-type="string" table:protected="true">
            <text:p text:style-name="P17">7</text:p>
          </table:table-cell>
          <table:table-cell table:style-name="Tabela4.A3" office:value-type="string" table:protected="true">
            <text:p text:style-name="P19"><draw:control text:anchor-type="as-char" draw:z-index="30" draw:name="Forma28" draw:style-name="gr5" draw:text-style-name="P12" svg:width="11.981cm" svg:height="0.454cm" draw:control="control23"/></text:p>
          </table:table-cell>
          <table:table-cell table:style-name="Tabela4.A3" office:value-type="string" table:protected="true">
            <text:p text:style-name="P19"><draw:control text:anchor-type="as-char" draw:z-index="37" draw:name="Forma29" draw:style-name="gr5" draw:text-style-name="P12" svg:width="1.445cm" svg:height="0.451cm" draw:control="control30"/></text:p>
          </table:table-cell>
          <table:table-cell table:style-name="Tabela4.D3" office:value-type="string" table:protected="true">
            <text:p text:style-name="P19"><draw:control text:anchor-type="as-char" draw:z-index="44" draw:name="Forma30" draw:style-name="gr5" draw:text-style-name="P12" svg:width="2.193cm" svg:height="0.451cm" draw:control="control37"/></text:p>
          </table:table-cell>
        </table:table-row>
      </table:table>
      <table:table table:name="Tabela5" table:style-name="Tabela5">
        <table:table-column table:style-name="Tabela5.A"/>
        <table:table-row>
          <table:table-cell table:style-name="Tabela5.A1" office:value-type="string" table:protected="true">
            <text:p text:style-name="P20">Justificativa</text:p>
            <text:p text:style-name="P16">Descreva os objetivos de uso e período de utilização dos materiais/serviços. Esta justificativa é muito importante para fins de eventuais prestações de contas junto aos órgãos de fiscalização.</text:p>
          </table:table-cell>
        </table:table-row>
        <table:table-row table:style-name="Tabela5.2">
          <table:table-cell table:style-name="Tabela5.A2" office:value-type="string">
            <text:p text:style-name="P18"><draw:control text:anchor-type="as-char" draw:z-index="19" draw:name="Forma31" draw:style-name="gr4" draw:text-style-name="P12" svg:width="16.913cm" svg:height="1.576cm" draw:control="control12"/>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 table:number-columns-repeated="2"/>
        <table:table-row>
          <table:table-cell table:style-name="Tabela6.A1" table:number-columns-spanned="4" office:value-type="string" table:protected="true">
            <text:p text:style-name="P20">Sugestão de Fornecedores</text:p>
            <text:p text:style-name="P16">Informe o nome da empresa, nome e telefone da pessoa para contato</text:p>
          </table:table-cell>
          <table:covered-table-cell/>
          <table:covered-table-cell/>
          <table:covered-table-cell/>
        </table:table-row>
        <table:table-row>
          <table:table-cell table:style-name="Tabela6.A2" office:value-type="string" table:protected="true">
            <text:p text:style-name="P21"/>
          </table:table-cell>
          <table:table-cell table:style-name="Tabela6.A2" office:value-type="string" table:protected="true">
            <text:p text:style-name="P17">EMPRESA</text:p>
          </table:table-cell>
          <table:table-cell table:style-name="Tabela6.A2" office:value-type="string" table:protected="true">
            <text:p text:style-name="P17">NOME DO CONTATO</text:p>
          </table:table-cell>
          <table:table-cell table:style-name="Tabela6.D2" office:value-type="string" table:protected="true">
            <text:p text:style-name="P17">TELEFONE</text:p>
          </table:table-cell>
        </table:table-row>
        <table:table-row>
          <table:table-cell table:style-name="Tabela6.A3" office:value-type="string" table:protected="true">
            <text:p text:style-name="P17">1</text:p>
          </table:table-cell>
          <table:table-cell table:style-name="Tabela6.B3" office:value-type="string" table:protected="true">
            <text:p text:style-name="P18"><draw:control text:anchor-type="as-char" draw:z-index="45" draw:name="Forma32" draw:style-name="gr5" draw:text-style-name="P12" svg:width="9.214cm" svg:height="0.451cm" draw:control="control38"/></text:p>
          </table:table-cell>
          <table:table-cell table:style-name="Tabela6.B3" office:value-type="string" table:protected="true">
            <text:p text:style-name="P18"><draw:control text:anchor-type="as-char" draw:z-index="48" draw:name="Forma33" draw:style-name="gr5" draw:text-style-name="P12" svg:width="3.23cm" svg:height="0.451cm" draw:control="control41"/></text:p>
          </table:table-cell>
          <table:table-cell table:style-name="Tabela6.D3" office:value-type="string" table:protected="true">
            <text:p text:style-name="P18"><draw:control text:anchor-type="as-char" draw:z-index="51" draw:name="Forma34" draw:style-name="gr5" draw:text-style-name="P12" svg:width="3.23cm" svg:height="0.451cm" draw:control="control44"/></text:p>
          </table:table-cell>
        </table:table-row>
        <table:table-row>
          <table:table-cell table:style-name="Tabela6.A3" office:value-type="string" table:protected="true">
            <text:p text:style-name="P17">2</text:p>
          </table:table-cell>
          <table:table-cell table:style-name="Tabela6.B3" office:value-type="string" table:protected="true">
            <text:p text:style-name="P19"><draw:control text:anchor-type="as-char" draw:z-index="46" draw:name="Forma35" draw:style-name="gr5" draw:text-style-name="P12" svg:width="9.214cm" svg:height="0.451cm" draw:control="control39"/></text:p>
          </table:table-cell>
          <table:table-cell table:style-name="Tabela6.B3" office:value-type="string" table:protected="true">
            <text:p text:style-name="P19"><draw:control text:anchor-type="as-char" draw:z-index="49" draw:name="Forma36" draw:style-name="gr5" draw:text-style-name="P12" svg:width="3.23cm" svg:height="0.451cm" draw:control="control42"/></text:p>
          </table:table-cell>
          <table:table-cell table:style-name="Tabela6.D3" office:value-type="string" table:protected="true">
            <text:p text:style-name="P19"><draw:control text:anchor-type="as-char" draw:z-index="52" draw:name="Forma37" draw:style-name="gr5" draw:text-style-name="P12" svg:width="3.23cm" svg:height="0.451cm" draw:control="control45"/></text:p>
          </table:table-cell>
        </table:table-row>
        <table:table-row>
          <table:table-cell table:style-name="Tabela6.A3" office:value-type="string" table:protected="true">
            <text:p text:style-name="P17">3</text:p>
          </table:table-cell>
          <table:table-cell table:style-name="Tabela6.B3" office:value-type="string" table:protected="true">
            <text:p text:style-name="P19"><draw:control text:anchor-type="as-char" draw:z-index="47" draw:name="Forma38" draw:style-name="gr5" draw:text-style-name="P12" svg:width="9.214cm" svg:height="0.451cm" draw:control="control40"/></text:p>
          </table:table-cell>
          <table:table-cell table:style-name="Tabela6.B3" office:value-type="string" table:protected="true">
            <text:p text:style-name="P19"><draw:control text:anchor-type="as-char" draw:z-index="50" draw:name="Forma39" draw:style-name="gr5" draw:text-style-name="P12" svg:width="3.23cm" svg:height="0.451cm" draw:control="control43"/></text:p>
          </table:table-cell>
          <table:table-cell table:style-name="Tabela6.D3" office:value-type="string" table:protected="true">
            <text:p text:style-name="P19"><draw:control text:anchor-type="as-char" draw:z-index="53" draw:name="Forma40" draw:style-name="gr5" draw:text-style-name="P12" svg:width="3.23cm" svg:height="0.451cm" draw:control="control46"/></text:p>
          </table:table-cell>
        </table:table-row>
      </table:table>
      <table:table table:name="Tabela11" table:style-name="Tabela11">
        <table:table-column table:style-name="Tabela11.A"/>
        <table:table-row>
          <table:table-cell table:style-name="Tabela11.A1" office:value-type="string" table:protected="true">
            <text:p text:style-name="P20">Aprovação do Pedido</text:p>
            <text:list text:style-name="L1">
              <text:list-item>
                <text:p text:style-name="P22">Solicitações devem ser encaminhadas à Seção de Finanças<text:span text:style-name="T2">.</text:span></text:p>
              </text:list-item>
              <text:list-item>
                <text:p text:style-name="P23">Os processos serão iniciados após a aprovação do pedido na reunião semanal da CPAG (Comissão de Programação de Aquisições e Gastos).</text:p>
              </text:list-item>
            </text:list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 table:style-name="Tabela8.1">
          <table:table-cell table:style-name="Tabela8.A1" office:value-type="string" table:protected="true">
            <text:p text:style-name="Table_20_Contents"/>
          </table:table-cell>
          <table:table-cell table:style-name="Tabela8.B1" office:value-type="string" table:protected="true">
            <text:p text:style-name="P24">Aprovação da Chefia Imediata</text:p>
            <text:p text:style-name="P24">(carimbo e assinatura):</text:p>
          </table:table-cell>
          <table:table-cell table:style-name="Tabela8.B1" office:value-type="string" table:protected="true">
            <text:p text:style-name="Table_20_Contents"/>
          </table:table-cell>
          <table:table-cell table:style-name="Tabela8.B1" office:value-type="string" table:protected="true">
            <text:p text:style-name="P24">Aprovação do Responsável p/ Recurso Financeiro</text:p>
            <text:p text:style-name="P24">(carimbo e assinatura):</text:p>
          </table:table-cell>
          <table:table-cell table:style-name="Tabela8.E1" office:value-type="string" table:protected="true">
            <text:p text:style-name="Table_20_Contents"/>
          </table:table-cell>
        </table:table-row>
        <table:table-row table:style-name="Tabela8.2">
          <table:table-cell table:style-name="Tabela8.A2" office:value-type="string" table:protected="true">
            <text:p text:style-name="P25"/>
          </table:table-cell>
          <table:table-cell table:style-name="Tabela8.B2" office:value-type="string" table:protected="true">
            <text:p text:style-name="P26"/>
          </table:table-cell>
          <table:table-cell table:style-name="Tabela8.B2" office:value-type="string" table:protected="true">
            <text:p text:style-name="P25"/>
          </table:table-cell>
          <table:table-cell table:style-name="Tabela8.B2" office:value-type="string" table:protected="true">
            <text:p text:style-name="P26"/>
          </table:table-cell>
          <table:table-cell table:style-name="Tabela8.E2" office:value-type="string" table:protected="true">
            <text:p text:style-name="P25"/>
          </table:table-cell>
        </table:table-row>
        <table:table-row table:style-name="Tabela8.3">
          <table:table-cell table:style-name="Tabela8.A3" office:value-type="string" table:protected="true">
            <text:p text:style-name="P25"/>
          </table:table-cell>
          <table:table-cell table:style-name="Tabela8.B3" office:value-type="string" table:protected="true">
            <text:p text:style-name="P26"/>
          </table:table-cell>
          <table:table-cell table:style-name="Tabela8.B3" office:value-type="string" table:protected="true">
            <text:p text:style-name="P25"/>
          </table:table-cell>
          <table:table-cell table:style-name="Tabela8.B3" office:value-type="string" table:protected="true">
            <text:p text:style-name="P26"/>
          </table:table-cell>
          <table:table-cell table:style-name="Tabela8.E3" office:value-type="string" table:protected="true">
            <text:p text:style-name="P25"/>
          </table:table-cell>
        </table:table-row>
      </table:table>
      <table:table table:name="Table1" table:style-name="Table1">
        <table:table-column table:style-name="Table1.A"/>
        <table:table-row>
          <table:table-cell table:style-name="Table1.A1" office:value-type="string" table:protected="true">
            <text:p text:style-name="P20">Recurso Financeiro</text:p>
            <text:p text:style-name="P16">Definido pelo responsável / CPAG</text:p>
          </table:table-cell>
        </table:table-row>
        <table:table-row>
          <table:table-cell table:style-name="Table1.A2" office:value-type="string" table:protected="true">
            <text:p text:style-name="P6"><draw:control text:anchor-type="as-char" draw:z-index="54" draw:name="Forma41" draw:style-name="gr4" draw:text-style-name="P12" svg:width="17.017cm" svg:height="0.451cm" draw:control="control47"/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 table:protected="true">
            <text:p text:style-name="P20">Para Uso da Seção de Finanças / CPAG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 table:protected="true">
            <text:p text:style-name="P13">DATA DE ENTRADA:</text:p>
          </table:table-cell>
          <table:table-cell table:style-name="Tabela1.B2" office:value-type="string" table:protected="true">
            <text:p text:style-name="P13">NÚMERO DO PEDIDO:</text:p>
          </table:table-cell>
          <table:table-cell table:style-name="Tabela1.B2" office:value-type="string" table:protected="true">
            <text:p text:style-name="P13">DATA DE ANÁLISE CPAG:</text:p>
          </table:table-cell>
          <table:table-cell table:style-name="Tabela1.D2" office:value-type="string" table:protected="true">
            <text:p text:style-name="P27"/>
          </table:table-cell>
        </table:table-row>
        <table:table-row>
          <table:table-cell table:style-name="Tabela1.A3" office:value-type="string" table:protected="true">
            <text:p text:style-name="Standard"><draw:control text:anchor-type="paragraph" draw:z-index="11" draw:name="Forma42" draw:style-name="gr6" draw:text-style-name="P9" svg:width="2.807cm" svg:height="0.472cm" svg:x="0cm" svg:y="0cm" draw:control="control4"/></text:p>
          </table:table-cell>
          <table:table-cell table:style-name="Tabela1.B3" office:value-type="string" table:protected="true">
            <text:p text:style-name="Standard"><draw:control text:anchor-type="as-char" svg:y="0cm" draw:z-index="12" draw:name="Forma43" draw:style-name="gr3" draw:text-style-name="P12" svg:width="2.53cm" svg:height="0.47cm" draw:control="control5"/></text:p>
          </table:table-cell>
          <table:table-cell table:style-name="Tabela1.B3" office:value-type="string" table:protected="true">
            <text:p text:style-name="Standard"><draw:control text:anchor-type="paragraph" draw:z-index="13" draw:name="Forma44" draw:style-name="gr6" draw:text-style-name="P9" svg:width="2.985cm" svg:height="0.472cm" svg:x="0cm" svg:y="0cm" draw:control="control6"/></text:p>
          </table:table-cell>
          <table:table-cell table:style-name="Tabela1.D3" office:value-type="string" table:protected="true">
            <text:p text:style-name="P7"/>
          </table:table-cell>
        </table:table-row>
        <table:table-row>
          <table:table-cell table:style-name="Tabela1.A3" office:value-type="string" table:protected="true">
            <text:p text:style-name="P13">DEFERIMENTO:</text:p>
          </table:table-cell>
          <table:table-cell table:style-name="Tabela1.D3" table:number-columns-spanned="3" office:value-type="string" table:protected="true">
            <text:p text:style-name="P13">OBSERVAÇÃO:</text:p>
          </table:table-cell>
          <table:covered-table-cell/>
          <table:covered-table-cell/>
        </table:table-row>
        <table:table-row table:style-name="Tabela1.5">
          <table:table-cell table:style-name="Tabela1.A5" office:value-type="string" table:protected="true">
            <text:p text:style-name="P28"><draw:control text:anchor-type="paragraph" draw:z-index="15" draw:name="Forma45" draw:style-name="gr7" draw:text-style-name="P29" svg:width="1.816cm" svg:height="0.341cm" svg:x="0.499cm" svg:y="0.15cm" draw:control="control8"/></text:p>
            <text:p text:style-name="P28"/>
            <text:p text:style-name="P28"><draw:control text:anchor-type="paragraph" draw:z-index="14" draw:name="Forma46" draw:style-name="gr8" draw:text-style-name="P29" svg:width="1.768cm" svg:height="0.341cm" svg:x="0.499cm" svg:y="0cm" draw:control="control7"/></text:p>
          </table:table-cell>
          <table:table-cell table:style-name="Tabela1.B5" table:number-columns-spanned="3" office:value-type="string" table:protected="true">
            <text:p text:style-name="P28"><draw:control text:anchor-type="as-char" draw:z-index="16" draw:name="Forma47" draw:style-name="gr4" draw:text-style-name="P30" svg:width="13.782cm" svg:height="1.004cm" draw:control="control9"/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Nimbus Sans L" svg:font-family="'Nimbus Sans L'" style:font-adornments="Negrito" style:font-family-generic="swiss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LGC San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LGC San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fo:language="pt" fo:country="BR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21cm" fo:margin-bottom="0.109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1pt" fo:font-weight="bold" style:font-name-asian="DejaVu LGC Sans" style:font-family-asian="'DejaVu LGC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abeçalho_20_Instituição" style:display-name="Cabeçalho Instituição" style:family="paragraph" style:parent-style-name="Header">
      <style:text-properties style:font-name="Nimbus Sans L" fo:font-family="'Nimbus Sans L'" style:font-style-name="Negrito" style:font-family-generic="swiss" style:font-pitch="variable" fo:font-size="9pt" fo:font-weight="bold"/>
    </style:style>
    <style:style style:name="Cabeçalho_20_Órgão" style:display-name="Cabeçalho Órgão" style:family="paragraph" style:parent-style-name="Header">
      <style:text-properties style:font-name="Nimbus Sans L" fo:font-family="'Nimbus Sans L'" style:font-style-name="Negrito" style:font-family-generic="swiss" style:font-pitch="variable" fo:font-size="9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use-window-font-color="true" loext:opacity="0%" fo:font-size="8pt" fo:font-weight="normal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3.879cm" fo:margin-left="0cm" fo:margin-right="-0.005cm" table:align="margins"/>
    </style:style>
    <style:style style:name="Table2.A" style:family="table-column">
      <style:table-column-properties style:column-width="1.042cm" style:rel-column-width="17613*"/>
    </style:style>
    <style:style style:name="Table2.B" style:family="table-column">
      <style:table-column-properties style:column-width="2.836cm" style:rel-column-width="47922*"/>
    </style:style>
    <style:style style:name="Table2.A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2.B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Cabeçalho_20_Instituição">
      <style:text-properties fo:text-transform="uppercase"/>
    </style:style>
    <style:style style:name="MP2" style:family="paragraph" style:parent-style-name="Standard">
      <style:paragraph-properties fo:text-align="start" style:justify-single-word="false">
        <style:tab-stops>
          <style:tab-stop style:position="-0.123cm"/>
        </style:tab-stops>
      </style:paragraph-properties>
      <style:text-properties style:font-name="Lucida Sans" fo:font-size="8pt" fo:language="en" fo:country="US" style:font-size-asian="8pt" style:font-size-complex="8pt"/>
    </style:style>
    <style:style style:name="MP3" style:family="paragraph" style:parent-style-name="Standard">
      <style:paragraph-properties fo:text-align="start" style:justify-single-word="false">
        <style:tab-stops>
          <style:tab-stop style:position="-0.123cm"/>
        </style:tab-stops>
      </style:paragraph-properties>
    </style:style>
    <style:style style:name="MP4" style:family="paragraph" style:parent-style-name="Table_20_Contents">
      <style:text-properties fo:font-size="6pt" style:font-size-asian="6pt" style:font-size-complex="6pt"/>
    </style:style>
    <style:style style:name="MP5" style:family="paragraph" style:parent-style-name="Standard">
      <style:paragraph-properties fo:text-align="start" style:justify-single-word="false">
        <style:tab-stops>
          <style:tab-stop style:position="-0.123cm"/>
        </style:tab-stops>
      </style:paragraph-properties>
      <style:text-properties officeooo:paragraph-rsid="0031eb9b"/>
    </style:style>
    <style:style style:name="MT1" style:family="text">
      <style:text-properties style:font-name="Lucida Sans" fo:font-size="8pt" fo:language="en" fo:country="US" fo:font-style="normal" style:text-underline-style="none" style:font-size-asian="8pt" style:font-style-asian="normal" style:font-size-complex="8pt" style:font-style-complex="normal"/>
    </style:style>
    <style:style style:name="MT2" style:family="text">
      <style:text-properties officeooo:rsid="0025c386"/>
    </style:style>
    <style:style style:name="MT3" style:family="text">
      <style:text-properties style:font-name="Lucida Sans" fo:font-size="8pt" fo:language="en" fo:country="US" fo:font-style="normal" style:text-underline-style="none" officeooo:rsid="002bd81b" style:font-size-asian="8pt" style:font-style-asian="normal" style:font-size-complex="8pt" style:font-style-complex="normal"/>
    </style:style>
    <style:style style:name="MT4" style:family="text">
      <style:text-properties style:font-name="Lucida Sans" fo:font-size="8pt" fo:language="en" fo:country="US" fo:font-style="normal" style:text-underline-style="none" officeooo:rsid="0031eb9b" style:font-size-asian="8pt" style:font-style-asian="normal" style:font-size-complex="8pt" style:font-style-complex="normal"/>
    </style:style>
    <style:style style:name="Mfr1" style:family="graphic" style:parent-style-name="Frame">
      <style:graphic-properties style:protect="size position" style:vertical-pos="top" style:vertical-rel="paragraph-content" style:horizontal-pos="left" style:horizontal-rel="paragraph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protect="size" style:vertical-pos="from-top" style:vertical-rel="paragraph" style:horizontal-pos="left" style:horizontal-rel="paragraph"/>
    </style:style>
    <style:style style:name="Mfr4" style:family="graphic" style:parent-style-name="Graphics">
      <style:graphic-properties fo:margin-left="0cm" fo:margin-right="0cm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Frame">
      <style:graphic-properties style:protect="size position" style:vertical-pos="from-top" style:vertical-rel="paragraph" style:horizontal-pos="left" style:horizontal-rel="paragraph" fo:background-color="transparent" draw:fill="none" draw:fill-color="#ffffff">
        <style:columns fo:column-count="1" fo:column-gap="0cm"/>
      </style:graphic-properties>
    </style:style>
    <style:style style:name="Mfr6" style:family="graphic" style:parent-style-name="Frame">
      <style:graphic-properties style:protect="size position" style:wrap="none" style:vertical-pos="from-top" style:vertical-rel="paragraph-content" style:horizontal-pos="left" style:horizontal-rel="paragraph"/>
    </style:style>
    <style:style style:name="Mfr7" style:family="graphic" style:parent-style-name="Frame">
      <style:graphic-properties style:print-content="true" style:protect="content size position" style:vertical-pos="from-top" style:vertical-rel="paragraph" style:horizontal-pos="from-left" style:horizontal-rel="paragraph" fo:background-color="transparent" draw:fill="none" draw:fill-color="#ffffff" style:shadow="none" draw:shadow-opacity="100%" style:editable="false">
        <style:columns fo:column-count="1" fo:column-gap="0cm"/>
      </style:graphic-properties>
    </style:style>
    <style:style style:name="Mfr8" style:family="graphic" style:parent-style-name="Frame">
      <style:graphic-properties style:vertical-pos="top" style:vertical-rel="paragraph-content" style:horizontal-pos="right" style:horizontal-rel="paragraph"/>
    </style:style>
    <style:style style:name="Mfr9" style:family="graphic" style:parent-style-name="Frame">
      <style:graphic-properties style:protect="content size position" style:vertical-pos="top" style:vertical-rel="baseline" style:horizontal-pos="left" style:horizontal-rel="paragraph"/>
    </style:style>
    <style:style style:name="Mfr10" style:family="graphic" style:parent-style-name="Frame">
      <style:graphic-properties style:protect="none" style:vertical-pos="from-top" style:horizontal-pos="left" style:horizontal-rel="paragraph"/>
    </style:style>
    <style:style style:name="Mfr11" style:family="graphic" style:parent-style-name="Graphics">
      <style:graphic-properties fo:margin-left="0cm" fo:margin-right="0cm" style:protect="content size position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2" style:family="graphic" style:parent-style-name="Frame">
      <style:graphic-properties style:protect="content size position" style:wrap="none" style:vertical-pos="from-top" style:vertical-rel="paragraph-content" style:horizontal-pos="left" style:horizontal-rel="paragraph"/>
    </style:style>
    <style:page-layout style:name="Mpm1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991cm" fo:margin-bottom="0.991cm" fo:margin-left="2.997cm" fo:margin-right="0.99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31cm" fo:margin-left="0cm" fo:margin-right="0cm" fo:margin-bottom="0.131cm" fo:border-top="none" fo:border-bottom="0.06pt solid #000000" fo:border-left="none" fo:border-right="none" fo:padding="0cm" style:shadow="none" style:dynamic-spacing="false"/>
      </style:header-style>
      <style:footer-style>
        <style:header-footer-properties svg:height="0.991cm" fo:margin-left="0cm" fo:margin-right="0cm" fo:margin-top="0.131cm" fo:border-top="0.06pt solid #000000" fo:border-bottom="none" fo:border-left="none" fo:border-right="none" fo:padding="0cm" style:shadow="none" style:dynamic-spacing="false"/>
      </style:footer-style>
    </style:page-layout>
    <style:page-layout style:name="Mpm3">
      <style:page-layout-properties fo:page-width="21.006cm" fo:page-height="29.693cm" style:num-format="1" style:print-orientation="portrait" fo:margin-top="0.991cm" fo:margin-bottom="0.991cm" fo:margin-left="2.997cm" fo:margin-right="0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31cm" fo:margin-left="0cm" fo:margin-right="0cm" fo:margin-bottom="0.131cm" fo:border-top="none" fo:border-bottom="0.06pt solid #000000" fo:border-left="none" fo:border-right="none" fo:padding="0cm" style:shadow="none" style:dynamic-spacing="false"/>
      </style:header-style>
      <style:footer-style>
        <style:header-footer-properties svg:height="0.991cm" fo:margin-left="0cm" fo:margin-right="0cm" fo:margin-top="0.131cm" fo:border-top="0.06pt solid #000000" fo:border-bottom="none" fo:border-left="none" fo:border-right="none" fo:padding="0cm" style:shadow="none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Timbrado_20_IMECC" style:display-name="Timbrado IMECC" style:page-layout-name="Mpm2" draw:style-name="Mdp1">
      <style:header>
        <text:user-field-decls>
          <text:user-field-decl office:value-type="string" office:string-value="Universidade Estadual de Campinas" text:name="Instituicao"/>
          <text:user-field-decl office:value-type="string" office:string-value="Seção de Finanças" text:name="Orgao"/>
          <text:user-field-decl office:value-type="string" office:string-value="Instituto de Matemática, Estatística e Computação Científica" text:name="Unidade"/>
        </text:user-field-decls>
        <text:p text:style-name="Header"><draw:frame draw:style-name="Mfr1" draw:name="Frame1" text:anchor-type="paragraph" draw:z-index="0"><draw:text-box fo:min-height="1.3cm" fo:min-width="1.499cm"><text:p text:style-name="Frame_20_contents"><draw:frame draw:style-name="Mfr2" draw:name="graphics1" text:anchor-type="paragraph" svg:x="0cm" svg:y="0.011cm" svg:width="1.071cm" svg:height="1.199cm" draw:z-index="0"><draw:image xlink:href="Pictures/10000001000000360000003C36A7CA0A.png" xlink:type="simple" xlink:show="embed" xlink:actuate="onLoad" draw:mime-type="image/png"/></draw:frame></text:p></draw:text-box></draw:frame><draw:frame draw:style-name="Mfr3" draw:name="Frame2" text:anchor-type="paragraph" svg:y="0cm" svg:height="1.3cm" draw:z-index="0"><draw:text-box fo:min-width="2cm"><text:p text:style-name="Frame_20_contents"><draw:frame draw:style-name="Mfr4" draw:name="graphics2" text:anchor-type="paragraph" svg:x="0cm" svg:y="0cm" svg:width="1.409cm" svg:height="1.199cm" draw:z-index="0"><draw:image xlink:href="Pictures/100017D4000069D500005984A9349A43.wmf" xlink:type="simple" xlink:show="embed" xlink:actuate="onLoad" draw:mime-type="image/x-wmf"/><draw:image xlink:href="Pictures/10000001000003010000028A3F458F6F.png" xlink:type="simple" xlink:show="embed" xlink:actuate="onLoad" draw:mime-type="image/png"/></draw:frame></text:p></draw:text-box></draw:frame><draw:frame draw:style-name="Mfr5" draw:name="Frame3" text:anchor-type="paragraph" svg:y="0cm" svg:height="1.3cm" draw:z-index="0"><draw:text-box fo:min-width="2.011cm"><text:p text:style-name="MP1"><text:user-field-get text:name="Instituicao">Universidade Estadual de Campinas</text:user-field-get></text:p><text:p text:style-name="Cabeçalho_20_Instituição"><text:user-field-get text:name="Unidade">Instituto de Matemática, Estatística e Computação Científica</text:user-field-get></text:p><text:p text:style-name="Cabeçalho_20_Órgão"><text:user-field-get text:name="Orgao">Seção de Finanças</text:user-field-get></text:p></draw:text-box></draw:frame></text:p>
      </style:header>
      <style:footer>
        <text:user-field-decls>
          <text:user-field-decl office:value-type="string" office:string-value="fin@ime.unicamp.br" text:name="Orgao_Email"/>
          <text:user-field-decl office:value-type="string" office:string-value="(19) 3289-1113" text:name="Orgao_FAX"/>
          <text:user-field-decl office:value-type="string" office:string-value="(19) 3521-5927" text:name="Orgao_Fone"/>
          <text:user-field-decl office:value-type="string" office:string-value="Distr. Barão Geraldo" text:name="Unidade_Bairro"/>
          <text:user-field-decl office:value-type="string" office:string-value="13083-859" text:name="Unidade_CEP"/>
          <text:user-field-decl office:value-type="string" office:string-value="Campinas" text:name="Unidade_Cidade"/>
          <text:user-field-decl office:value-type="string" office:string-value="Cidade Universitária &quot;Zeferino Vaz&quot;" text:name="Unidade_Complemento"/>
          <text:user-field-decl office:value-type="string" office:string-value="" text:name="Unidade_CxPostal"/>
          <text:user-field-decl office:value-type="string" office:string-value="Rua Sérgio Buarque de Holanda, 651" text:name="Unidade_Endereco"/>
          <text:user-field-decl office:value-type="string" office:string-value="SP" text:name="Unidade_Estado"/>
        </text:user-field-decls>
        <text:p text:style-name="Footer"><draw:frame draw:style-name="Mfr6" draw:name="Frame4" text:anchor-type="paragraph" svg:y="0.101cm" draw:z-index="0"><draw:text-box fo:min-height="0.737cm" fo:min-width="2.007cm"><text:p text:style-name="MP2"><text:user-field-get text:name="Unidade_Endereco">Rua Sérgio Buarque de Holanda, 651</text:user-field-get><text:s/>- <text:user-field-get text:name="Unidade_Complemento">Cidade Universitária "Zeferino Vaz"</text:user-field-get><text:s/>- <text:user-field-get text:name="Unidade_Bairro">Distr. Barão Geraldo</text:user-field-get><text:s/>- <text:user-field-get text:name="Unidade_Cidade">Campinas</text:user-field-get><text:s/>- <text:user-field-get text:name="Unidade_Estado">SP</text:user-field-get></text:p><text:p text:style-name="MP3"><text:span text:style-name="Page_20_Number"><text:span text:style-name="MT1"><text:conditional-text text:condition="ooow:Unidade_CEP" text:string-value-if-true="CEP " text:string-value-if-false="">CEP </text:conditional-text></text:span></text:span><text:span text:style-name="Page_20_Number"><text:span text:style-name="MT1"><text:user-field-get text:name="Unidade_CEP">13083-859</text:user-field-get></text:span></text:span><text:span text:style-name="Page_20_Number"><text:span text:style-name="MT1"><text:conditional-text text:condition="ooow:Unidade_CxPostal" text:string-value-if-true=" - Caixa Postal " text:string-value-if-false="" text:current-value="true"/></text:span></text:span><text:span text:style-name="Page_20_Number"><text:span text:style-name="MT1"><text:user-field-get text:name="Unidade_CxPostal"/></text:span></text:span><text:span text:style-name="Page_20_Number"><text:span text:style-name="MT1"><text:conditional-text text:condition="ooow:Orgao_Fone" text:string-value-if-true=" - Tel. " text:string-value-if-false=""> - Tel. </text:conditional-text></text:span></text:span><text:span text:style-name="Page_20_Number"><text:span text:style-name="MT1"><text:user-field-get text:name="Orgao_Fone">(19) 3521-5927</text:user-field-get></text:span></text:span><text:span text:style-name="Page_20_Number"><text:span text:style-name="MT1"><text:conditional-text text:condition="ooow:Orgao_FAX" text:string-value-if-true=" - FAX " text:string-value-if-false=""> - FAX </text:conditional-text></text:span></text:span><text:span text:style-name="Page_20_Number"><text:span text:style-name="MT1"><text:user-field-get text:name="Orgao_FAX">(19) 3289-1113</text:user-field-get></text:span></text:span><text:span text:style-name="Page_20_Number"><text:span text:style-name="MT1"><text:conditional-text text:condition="ooow:Orgao_Email" text:string-value-if-true=" - Email: " text:string-value-if-false=""> - Email: </text:conditional-text></text:span></text:span><text:span text:style-name="Page_20_Number"><text:span text:style-name="MT1"><text:user-field-get text:name="Orgao_Email">fin@ime.unicamp.br</text:user-field-get></text:span></text:span></text:p></draw:text-box></draw:frame></text:p>
      </style:footer>
    </style:master-page>
    <style:master-page style:name="Timbrado_20_IMECC_20_para_20_processo" style:display-name="Timbrado IMECC para processo" style:page-layout-name="Mpm3" draw:style-name="Mdp1">
      <style:header>
        <text:tracked-changes>
          <text:changed-region xml:id="ct94352046735808" text:id="ct94352046735808">
            <text:insertion>
              <office:change-info>
                <dc:creator>Samira Ismail</dc:creator>
                <dc:date>2017-02-10T08:21:00</dc:date>
              </office:change-info>
            </text:insertion>
          </text:changed-region>
        </text:tracked-changes>
        <text:p text:style-name="Header"><draw:frame draw:style-name="Mfr7" draw:name="Frame7" text:anchor-type="paragraph" svg:x="2.641cm" svg:y="0cm" svg:height="1.3cm" draw:z-index="3"><draw:text-box fo:min-width="9.721cm"><text:p text:style-name="MP1">UNIVERSIDADE ESTADUAL DE CAMPINAS</text:p><text:p text:style-name="Cabeçalho_20_Instituição">Instituto de Matemática, Estatística e Computação Científica</text:p><text:p text:style-name="Cabeçalho_20_Órgão">Seção de <text:change-start text:change-id="ct94352046735808"/><text:span text:style-name="MT2">Compras e </text:span><text:change-end text:change-id="ct94352046735808"/>Finanças</text:p></draw:text-box></draw:frame><draw:frame draw:style-name="Mfr8" draw:name="Frame10" text:anchor-type="paragraph" svg:width="3.874cm" svg:height="1.3cm" draw:z-index="2"><draw:text-box><table:table table:name="Table2" table:style-name="Table2"><table:table-column table:style-name="Table2.A"/><table:table-column table:style-name="Table2.B"/><table:table-row><table:table-cell table:style-name="Table2.A1" office:value-type="string" table:protected="true"><text:p text:style-name="MP4">FLS</text:p></table:table-cell><table:table-cell table:style-name="Table2.B1" office:value-type="string"><text:p text:style-name="MP4"/></table:table-cell></table:table-row><table:table-row><table:table-cell table:style-name="Table2.A1" office:value-type="string" table:protected="true"><text:p text:style-name="MP4">PROC</text:p></table:table-cell><table:table-cell table:style-name="Table2.B1" office:value-type="string"><text:p text:style-name="MP4"/></table:table-cell></table:table-row><table:table-row><table:table-cell table:style-name="Table2.A3" office:value-type="string" table:protected="true"><text:p text:style-name="MP4">RUBR</text:p></table:table-cell><table:table-cell table:style-name="Table2.B3" office:value-type="string"><text:p text:style-name="MP4"/></table:table-cell></table:table-row></table:table><text:p text:style-name="Frame_20_contents"/></draw:text-box></draw:frame><draw:frame draw:style-name="Mfr9" draw:name="Frame5" text:anchor-type="as-char" draw:z-index="4"><draw:text-box fo:min-height="1.259cm" fo:min-width="1.228cm"><text:p text:style-name="Frame_20_contents"><draw:frame draw:style-name="Mfr2" draw:name="graphics3" text:anchor-type="paragraph" svg:x="0.051cm" svg:y="0.101cm" svg:width="1.071cm" svg:height="1.199cm" draw:z-index="5"><draw:image xlink:href="Pictures/10000001000000360000003C36A7CA0A.png" xlink:type="simple" xlink:show="embed" xlink:actuate="onLoad" draw:mime-type="image/png"/></draw:frame></text:p></draw:text-box></draw:frame><draw:frame draw:style-name="Mfr10" draw:name="Frame6" text:anchor-type="as-char" svg:y="-1.268cm" svg:height="1.254cm" draw:z-index="6"><draw:text-box fo:min-width="1.302cm"><text:p text:style-name="Frame_20_contents"><draw:frame draw:style-name="Mfr11" draw:name="graphics4" text:anchor-type="paragraph" svg:x="-0.109cm" svg:y="0.109cm" svg:width="1.409cm" svg:height="1.199cm" draw:z-index="7"><draw:image xlink:href="Pictures/100017D4000069D500005984A9349A43.wmf" xlink:type="simple" xlink:show="embed" xlink:actuate="onLoad" draw:mime-type="image/x-wmf"/><draw:image xlink:href="Pictures/10000001000003010000028A3F458F6F.png" xlink:type="simple" xlink:show="embed" xlink:actuate="onLoad" draw:mime-type="image/png"/></draw:frame></text:p></draw:text-box></draw:frame></text:p>
      </style:header>
      <style:footer>
        <text:tracked-changes>
          <text:changed-region xml:id="ct94352046733504" text:id="ct94352046733504">
            <text:deletion>
              <office:change-info>
                <dc:creator>Samira Ismail</dc:creator>
                <dc:date>2017-05-08T10:58:00</dc:date>
              </office:change-info>
              <text:p text:style-name="MP5"><text:span text:style-name="Page_20_Number"><text:span text:style-name="MT1"><text:s/>FAX (19) 3289-1113</text:span></text:span></text:p>
            </text:deletion>
          </text:changed-region>
          <text:changed-region xml:id="ct94352044885776" text:id="ct94352044885776">
            <text:insertion>
              <office:change-info>
                <dc:creator>Samira Ismail</dc:creator>
                <dc:date>2017-05-08T10:58:00</dc:date>
              </office:change-info>
            </text:insertion>
          </text:changed-region>
          <text:changed-region xml:id="ct94352046251104" text:id="ct94352046251104">
            <text:insertion>
              <office:change-info>
                <dc:creator>Samira Ismail</dc:creator>
                <dc:date>2017-05-08T10:58:00</dc:date>
              </office:change-info>
            </text:insertion>
          </text:changed-region>
          <text:changed-region xml:id="ct94352046734080" text:id="ct94352046734080">
            <text:insertion>
              <office:change-info>
                <dc:creator>Autor desconhecido</dc:creator>
                <dc:date>2024-01-11T09:35:28</dc:date>
              </office:change-info>
            </text:insertion>
          </text:changed-region>
          <text:changed-region xml:id="ct94352046735232" text:id="ct94352046735232">
            <text:insertion>
              <office:change-info>
                <dc:creator>Samira Ismail</dc:creator>
                <dc:date>2017-05-08T10:58:00</dc:date>
              </office:change-info>
            </text:insertion>
          </text:changed-region>
          <text:changed-region xml:id="ct94352047644480" text:id="ct94352047644480">
            <text:insertion>
              <office:change-info>
                <dc:creator>Autor desconhecido</dc:creator>
                <dc:date>2024-01-11T09:35:24</dc:date>
              </office:change-info>
            </text:insertion>
          </text:changed-region>
          <text:changed-region xml:id="ct94352047647424" text:id="ct94352047647424">
            <text:insertion>
              <office:change-info>
                <dc:creator>Samira Ismail</dc:creator>
                <dc:date>2017-05-08T10:58:00</dc:date>
              </office:change-info>
            </text:insertion>
          </text:changed-region>
          <text:changed-region xml:id="ct94352047647712" text:id="ct94352047647712">
            <text:deletion>
              <office:change-info>
                <dc:creator>Samira Ismail</dc:creator>
                <dc:date>2017-05-08T10:58:00</dc:date>
              </office:change-info>
              <text:p text:style-name="MP5"><text:span text:style-name="Page_20_Number"><text:span text:style-name="MT1"><text:s/></text:span></text:span></text:p>
            </text:deletion>
          </text:changed-region>
        </text:tracked-changes>
        <text:p text:style-name="Footer"><draw:frame draw:style-name="Mfr12" draw:name="Frame9" text:anchor-type="paragraph" svg:y="0.101cm" draw:z-index="1"><draw:text-box fo:min-height="0.737cm" fo:min-width="2.007cm"><text:p text:style-name="MP2">Rua Sérgio Buarque de Holanda, 651 - Cidade Universitária “Zeferino Vaz” - Distr. Barão Geraldo - Campinas - SP</text:p><text:p text:style-name="MP5"><text:span text:style-name="Page_20_Number"><text:span text:style-name="MT1">CEP 13083-859 - Tel. (19) 3521-5927 -</text:span></text:span><text:change text:change-id="ct94352046733504"/><text:span text:style-name="Page_20_Number"><text:span text:style-name="MT1"> </text:span></text:span><text:change-start text:change-id="ct94352044885776"/><text:span text:style-name="Page_20_Number"><text:span text:style-name="MT1">(19) 3521-592</text:span></text:span><text:span text:style-name="Page_20_Number"><text:span text:style-name="MT3">8</text:span></text:span><text:span text:style-name="Page_20_Number"><text:span text:style-name="MT1"> </text:span></text:span><text:change-end text:change-id="ct94352044885776"/><text:span text:style-name="Page_20_Number"><text:span text:style-name="MT1">-</text:span></text:span><text:change-start text:change-id="ct94352046251104"/><text:span text:style-name="Page_20_Number"><text:span text:style-name="MT1"> (19) 3521-</text:span></text:span><text:span text:style-name="Page_20_Number"><text:span text:style-name="MT3">2058</text:span></text:span><text:change-end text:change-id="ct94352046251104"/><text:change-start text:change-id="ct94352046734080"/><text:span text:style-name="Page_20_Number"><text:span text:style-name="MT3"> -</text:span></text:span><text:change-end text:change-id="ct94352046734080"/><text:change-start text:change-id="ct94352046735232"/><text:span text:style-name="Page_20_Number"><text:span text:style-name="MT1"> </text:span></text:span><text:change-end text:change-id="ct94352046735232"/><text:change-start text:change-id="ct94352047644480"/><text:span text:style-name="Page_20_Number"><text:span text:style-name="MT1">(19) 3521-</text:span></text:span><text:span text:style-name="Page_20_Number"><text:span text:style-name="MT4">5979 </text:span></text:span><text:change-end text:change-id="ct94352047644480"/><text:change-start text:change-id="ct94352047647424"/><text:span text:style-name="Page_20_Number"><text:span text:style-name="MT1">- </text:span></text:span><text:change-end text:change-id="ct94352047647424"/><text:change text:change-id="ct94352047647712"/><text:span text:style-name="Page_20_Number"><text:span text:style-name="MT1">Email: fin@ime.unicamp.br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meta:creation-date>2025-11-28T15:47:26.006691825</meta:creation-date>
    <meta:editing-cycles>1</meta:editing-cycles>
    <meta:editing-duration>P0D</meta:editing-duration>
    <meta:document-statistic meta:table-count="10" meta:image-count="4" meta:object-count="0" meta:page-count="1" meta:paragraph-count="106" meta:word-count="338" meta:character-count="2210" meta:non-whitespace-character-count="1934"/>
    <meta:user-defined meta:name="Info 1"/>
    <meta:user-defined meta:name="Info 2"/>
    <meta:user-defined meta:name="Info 3"/>
    <meta:user-defined meta:name="Info 4"/>
  </office:meta>
</office:document-meta>
</file>